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Helvetica2" svg:font-family="Helvetica"/>
    <style:font-face style:name="Mangal1" svg:font-family="Mangal"/>
    <style:font-face style:name="Helvetica" svg:font-family="Helvetica" style:font-family-generic="swiss"/>
    <style:font-face style:name="Courier New" svg:font-family="'Courier New'" style:font-adornments="Normal" style:font-family-generic="modern" style:font-pitch="fixed"/>
    <style:font-face style:name="Arial Black" svg:font-family="'Arial Black'" style:font-family-generic="roman" style:font-pitch="variable"/>
    <style:font-face style:name="Helvetica1"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Helvetica3" svg:font-family="Helvetica"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paragraph-properties fo:margin-left="0.635cm" fo:margin-right="0cm" fo:line-height="150%" fo:text-align="justify" style:justify-single-word="false" fo:text-indent="0cm" style:auto-text-indent="false"/>
      <style:text-properties officeooo:paragraph-rsid="00003e80"/>
    </style:style>
    <style:style style:name="P2" style:family="paragraph" style:parent-style-name="List_20_Paragraph">
      <style:paragraph-properties fo:margin-left="0.635cm" fo:margin-right="0cm" fo:line-height="150%" fo:text-align="justify" style:justify-single-word="false" fo:text-indent="0cm" style:auto-text-indent="false"/>
      <style:text-properties fo:color="#494d50" style:font-name="Helvetica1" fo:font-size="10.5pt" style:text-underline-style="solid" style:text-underline-width="auto" style:text-underline-color="font-color" officeooo:paragraph-rsid="00003e80" fo:background-color="#ffffff" style:font-size-asian="10.5pt" style:font-name-complex="Helvetica3" style:font-size-complex="10.5pt"/>
    </style:style>
    <style:style style:name="P3" style:family="paragraph" style:parent-style-name="List_20_Paragraph">
      <style:paragraph-properties fo:margin-left="0.635cm" fo:margin-right="0cm" fo:line-height="150%" fo:text-align="justify" style:justify-single-word="false" fo:text-indent="0cm" style:auto-text-indent="false"/>
      <style:text-properties fo:color="#b2b2b2" style:font-name="Helvetica1" fo:font-size="10.5pt" officeooo:paragraph-rsid="00003e80" fo:background-color="#ffffff" style:font-size-asian="10.5pt" style:font-name-complex="Helvetica3" style:font-size-complex="10.5pt"/>
    </style:style>
    <style:style style:name="P4" style:family="paragraph" style:parent-style-name="Standard">
      <style:paragraph-properties fo:margin-left="0.635cm" fo:margin-right="0cm" fo:line-height="150%" fo:text-align="justify" style:justify-single-word="false" fo:text-indent="0cm" style:auto-text-indent="false"/>
      <style:text-properties officeooo:paragraph-rsid="00003e80"/>
    </style:style>
    <style:style style:name="P5" style:family="paragraph" style:parent-style-name="Standard">
      <style:paragraph-properties fo:margin-left="0.635cm" fo:margin-right="0cm" fo:line-height="150%" fo:text-align="justify" style:justify-single-word="false" fo:text-indent="0cm" style:auto-text-indent="false"/>
      <style:text-properties fo:color="#b2b2b2" style:font-name="Helvetica1" fo:font-size="10.5pt" officeooo:paragraph-rsid="00003e80" fo:background-color="#ffffff" style:font-size-asian="10.5pt" style:font-name-complex="Helvetica3" style:font-size-complex="10.5pt"/>
    </style:style>
    <style:style style:name="P6" style:family="paragraph" style:parent-style-name="Standard">
      <style:paragraph-properties fo:margin-left="0.635cm" fo:margin-right="0cm" fo:line-height="150%" fo:text-align="justify" style:justify-single-word="false" fo:text-indent="0cm" style:auto-text-indent="false"/>
      <style:text-properties fo:color="#b2b2b2" style:font-name="Helvetica1" fo:font-size="10.5pt" fo:font-weight="bold" officeooo:paragraph-rsid="00003e80" fo:background-color="#ffffff" style:font-size-asian="10.5pt" style:font-weight-asian="bold" style:font-name-complex="Helvetica3" style:font-size-complex="10.5pt"/>
    </style:style>
    <style:style style:name="P7" style:family="paragraph" style:parent-style-name="Standard">
      <style:paragraph-properties fo:margin-left="0.635cm" fo:margin-right="0cm" fo:line-height="150%" fo:text-align="justify" style:justify-single-word="false" fo:text-indent="0cm" style:auto-text-indent="false"/>
      <style:text-properties fo:color="#b2b2b2" officeooo:paragraph-rsid="00003e80"/>
    </style:style>
    <style:style style:name="P8" style:family="paragraph" style:parent-style-name="List_20_Paragraph">
      <style:paragraph-properties fo:line-height="150%" fo:text-align="justify" style:justify-single-word="false"/>
      <style:text-properties officeooo:paragraph-rsid="00003e80"/>
    </style:style>
    <style:style style:name="P9" style:family="paragraph" style:parent-style-name="List_20_Paragraph">
      <style:paragraph-properties fo:line-height="150%" fo:text-align="justify" style:justify-single-word="false"/>
      <style:text-properties fo:color="#494d50" style:font-name="Helvetica1" fo:font-size="10.5pt" officeooo:paragraph-rsid="00003e80" fo:background-color="#ffffff" style:font-size-asian="10.5pt" style:font-name-complex="Helvetica3" style:font-size-complex="10.5pt"/>
    </style:style>
    <style:style style:name="P10" style:family="paragraph" style:parent-style-name="List_20_Paragraph">
      <style:paragraph-properties fo:line-height="150%" fo:text-align="justify" style:justify-single-word="false"/>
      <style:text-properties fo:color="#b2b2b2" style:font-name="Helvetica1" fo:font-size="10.5pt" officeooo:paragraph-rsid="00003e80" fo:background-color="#ffffff" style:font-size-asian="10.5pt" style:font-name-complex="Helvetica3" style:font-size-complex="10.5pt"/>
    </style:style>
    <style:style style:name="P11" style:family="paragraph" style:parent-style-name="List_20_Paragraph">
      <style:paragraph-properties fo:line-height="150%"/>
      <style:text-properties fo:color="#b2b2b2" style:font-name="Helvetica1" fo:font-size="10.5pt" officeooo:paragraph-rsid="00003e80" fo:background-color="#ffffff" style:font-size-asian="10.5pt" style:font-name-complex="Helvetica3" style:font-size-complex="10.5pt"/>
    </style:style>
    <style:style style:name="P12" style:family="paragraph" style:parent-style-name="List_20_Paragraph">
      <style:paragraph-properties fo:margin-left="1.905cm" fo:margin-right="0cm" fo:line-height="150%" fo:text-align="justify" style:justify-single-word="false" fo:text-indent="0cm" style:auto-text-indent="false"/>
      <style:text-properties fo:color="#494d50" style:font-name="Helvetica1" fo:font-size="10.5pt" officeooo:paragraph-rsid="00003e80" fo:background-color="#ffffff" style:font-size-asian="10.5pt" style:font-name-complex="Helvetica3" style:font-size-complex="10.5pt"/>
    </style:style>
    <style:style style:name="P13" style:family="paragraph" style:parent-style-name="List_20_Paragraph">
      <style:paragraph-properties fo:margin-left="1.905cm" fo:margin-right="0cm" fo:line-height="150%" fo:text-align="justify" style:justify-single-word="false" fo:text-indent="0cm" style:auto-text-indent="false"/>
      <style:text-properties fo:color="#494d50" style:font-name="Helvetica1" fo:font-size="10.5pt" style:text-underline-style="solid" style:text-underline-width="auto" style:text-underline-color="font-color" officeooo:paragraph-rsid="00003e80" fo:background-color="#ffffff" style:font-size-asian="10.5pt" style:font-name-complex="Helvetica3" style:font-size-complex="10.5pt"/>
    </style:style>
    <style:style style:name="P14" style:family="paragraph" style:parent-style-name="List_20_Paragraph">
      <style:paragraph-properties fo:margin-left="1.905cm" fo:margin-right="0cm" fo:line-height="150%" fo:text-align="justify" style:justify-single-word="false" fo:text-indent="0cm" style:auto-text-indent="false"/>
      <style:text-properties fo:color="#b2b2b2" style:font-name="Helvetica1" fo:font-size="10.5pt" officeooo:paragraph-rsid="00003e80" fo:background-color="#ffffff" style:font-size-asian="10.5pt" style:font-name-complex="Helvetica3" style:font-size-complex="10.5pt"/>
    </style:style>
    <style:style style:name="P15" style:family="paragraph" style:parent-style-name="List_20_Paragraph">
      <style:paragraph-properties fo:margin-left="1.905cm" fo:margin-right="0cm" fo:line-height="150%" fo:text-align="justify" style:justify-single-word="false" fo:text-indent="0cm" style:auto-text-indent="false"/>
      <style:text-properties fo:color="#b2b2b2" style:font-name="Helvetica1" fo:font-size="10.5pt" officeooo:paragraph-rsid="00003e80" style:font-size-asian="10.5pt" style:font-name-complex="Helvetica3" style:font-size-complex="10.5pt"/>
    </style:style>
    <style:style style:name="P16" style:family="paragraph" style:parent-style-name="Standard">
      <style:paragraph-properties fo:line-height="150%" fo:text-align="justify" style:justify-single-word="false"/>
      <style:text-properties officeooo:paragraph-rsid="00003e80"/>
    </style:style>
    <style:style style:name="P17" style:family="paragraph" style:parent-style-name="Standard">
      <style:paragraph-properties fo:line-height="150%" fo:text-align="center" style:justify-single-word="false"/>
      <style:text-properties officeooo:paragraph-rsid="00003e80"/>
    </style:style>
    <style:style style:name="P18" style:family="paragraph" style:parent-style-name="Standard">
      <style:paragraph-properties fo:line-height="150%" fo:text-align="start" style:justify-single-word="false"/>
      <style:text-properties officeooo:paragraph-rsid="00003e80"/>
    </style:style>
    <style:style style:name="P19" style:family="paragraph" style:parent-style-name="Standard">
      <style:paragraph-properties fo:line-height="150%" fo:text-align="start" style:justify-single-word="false"/>
      <style:text-properties officeooo:paragraph-rsid="000449ca"/>
    </style:style>
    <style:style style:name="P20" style:family="paragraph" style:parent-style-name="Standard">
      <style:paragraph-properties fo:line-height="150%" fo:text-align="start" style:justify-single-word="false"/>
      <style:text-properties officeooo:paragraph-rsid="0006adcf"/>
    </style:style>
    <style:style style:name="P21" style:family="paragraph" style:parent-style-name="Standard">
      <style:paragraph-properties fo:line-height="150%" fo:text-align="start" style:justify-single-word="false"/>
      <style:text-properties officeooo:paragraph-rsid="0007c365"/>
    </style:style>
    <style:style style:name="P22" style:family="paragraph" style:parent-style-name="Standard">
      <style:paragraph-properties fo:line-height="150%" fo:text-align="start" style:justify-single-word="false"/>
      <style:text-properties officeooo:paragraph-rsid="000ad8b9"/>
    </style:style>
    <style:style style:name="P23" style:family="paragraph" style:parent-style-name="Standard">
      <style:paragraph-properties fo:line-height="150%" fo:text-align="start" style:justify-single-word="false"/>
      <style:text-properties officeooo:paragraph-rsid="000c25fd"/>
    </style:style>
    <style:style style:name="P24" style:family="paragraph" style:parent-style-name="Standard">
      <style:paragraph-properties fo:line-height="150%" fo:text-align="start" style:justify-single-word="false"/>
      <style:text-properties officeooo:paragraph-rsid="00134fd4"/>
    </style:style>
    <style:style style:name="P25" style:family="paragraph" style:parent-style-name="Standard">
      <style:paragraph-properties fo:line-height="150%" fo:text-align="justify" style:justify-single-word="false"/>
      <style:text-properties fo:color="#b2b2b2" style:font-name="Helvetica1" fo:font-size="10.5pt" officeooo:paragraph-rsid="00003e80" fo:background-color="#ffffff" style:font-size-asian="10.5pt" style:font-name-complex="Helvetica3" style:font-size-complex="10.5pt"/>
    </style:style>
    <style:style style:name="P26" style:family="paragraph" style:parent-style-name="Standard">
      <style:paragraph-properties fo:line-height="150%" fo:text-align="justify" style:justify-single-word="false"/>
      <style:text-properties fo:color="#b2b2b2" officeooo:paragraph-rsid="00003e80"/>
    </style:style>
    <style:style style:name="P27" style:family="paragraph" style:parent-style-name="Standard">
      <style:paragraph-properties fo:margin-left="0.635cm" fo:margin-right="0cm" fo:line-height="150%" fo:text-align="justify" style:justify-single-word="false" fo:text-indent="0.614cm" style:auto-text-indent="false"/>
      <style:text-properties officeooo:paragraph-rsid="00003e80"/>
    </style:style>
    <style:style style:name="P28" style:family="paragraph" style:parent-style-name="Standard">
      <style:paragraph-properties fo:margin-left="1.27cm" fo:margin-right="0cm" fo:line-height="150%" fo:text-align="justify" style:justify-single-word="false" fo:text-indent="0cm" style:auto-text-indent="false"/>
      <style:text-properties fo:color="#b2b2b2" style:font-name="Helvetica1" fo:font-size="10.5pt" officeooo:paragraph-rsid="00003e80" fo:background-color="#ffffff" style:font-size-asian="10.5pt" style:font-name-complex="Helvetica3" style:font-size-complex="10.5pt"/>
    </style:style>
    <style:style style:name="P29" style:family="paragraph" style:parent-style-name="List_20_Paragraph" style:list-style-name="WWNum6">
      <style:paragraph-properties fo:line-height="150%" fo:text-align="start" style:justify-single-word="false"/>
      <style:text-properties officeooo:paragraph-rsid="00135105"/>
    </style:style>
    <style:style style:name="P30" style:family="paragraph" style:parent-style-name="List_20_Paragraph" style:list-style-name="WWNum6">
      <style:paragraph-properties fo:line-height="150%" fo:text-align="start" style:justify-single-word="false"/>
      <style:text-properties officeooo:paragraph-rsid="001c3256"/>
    </style:style>
    <style:style style:name="P31" style:family="paragraph" style:parent-style-name="List_20_Paragraph" style:list-style-name="WWNum6">
      <style:paragraph-properties fo:line-height="150%" fo:text-align="start" style:justify-single-word="false"/>
      <style:text-properties officeooo:paragraph-rsid="005a463f"/>
    </style:style>
    <style:style style:name="P32" style:family="paragraph" style:parent-style-name="List_20_Paragraph" style:list-style-name="WWNum6">
      <style:paragraph-properties fo:line-height="150%" fo:text-align="start" style:justify-single-word="false"/>
      <style:text-properties officeooo:paragraph-rsid="00207de9"/>
    </style:style>
    <style:style style:name="P33" style:family="paragraph" style:parent-style-name="List_20_Paragraph" style:list-style-name="WWNum6">
      <style:paragraph-properties fo:line-height="150%" fo:text-align="start" style:justify-single-word="false"/>
      <style:text-properties officeooo:paragraph-rsid="008c068d"/>
    </style:style>
    <style:style style:name="P34" style:family="paragraph" style:parent-style-name="List_20_Paragraph" style:list-style-name="WWNum6">
      <style:paragraph-properties fo:line-height="150%" fo:text-align="start" style:justify-single-word="false"/>
      <style:text-properties officeooo:paragraph-rsid="004cebcb"/>
    </style:style>
    <style:style style:name="P35" style:family="paragraph" style:parent-style-name="List_20_Paragraph" style:list-style-name="WWNum6">
      <style:paragraph-properties fo:line-height="150%" fo:text-align="start" style:justify-single-word="false"/>
      <style:text-properties officeooo:paragraph-rsid="0075139c"/>
    </style:style>
    <style:style style:name="P36" style:family="paragraph" style:parent-style-name="List_20_Paragraph" style:list-style-name="WWNum6">
      <style:paragraph-properties fo:line-height="150%" fo:text-align="start" style:justify-single-word="false"/>
      <style:text-properties officeooo:paragraph-rsid="006de001"/>
    </style:style>
    <style:style style:name="P37" style:family="paragraph" style:parent-style-name="List_20_Paragraph" style:list-style-name="WWNum6">
      <style:paragraph-properties fo:line-height="150%" fo:text-align="start" style:justify-single-word="false"/>
      <style:text-properties officeooo:paragraph-rsid="0044b45c"/>
    </style:style>
    <style:style style:name="P38" style:family="paragraph" style:parent-style-name="List_20_Paragraph" style:list-style-name="WWNum6">
      <style:paragraph-properties fo:line-height="150%" fo:text-align="justify" style:justify-single-word="false"/>
      <style:text-properties officeooo:paragraph-rsid="006de001"/>
    </style:style>
    <style:style style:name="P39" style:family="paragraph" style:parent-style-name="List_20_Paragraph" style:list-style-name="WWNum6">
      <style:paragraph-properties fo:line-height="150%" fo:text-align="justify" style:justify-single-word="false"/>
      <style:text-properties officeooo:paragraph-rsid="00003e80"/>
    </style:style>
    <style:style style:name="P40" style:family="paragraph" style:parent-style-name="List_20_Paragraph" style:list-style-name="WWNum7">
      <style:paragraph-properties fo:line-height="150%" fo:text-align="justify" style:justify-single-word="false"/>
      <style:text-properties officeooo:paragraph-rsid="00003e80"/>
    </style:style>
    <style:style style:name="P41" style:family="paragraph" style:parent-style-name="List_20_Paragraph" style:list-style-name="WWNum7">
      <style:paragraph-properties fo:line-height="150%" fo:text-align="justify" style:justify-single-word="false">
        <style:tab-stops>
          <style:tab-stop style:position="4.681cm"/>
        </style:tab-stops>
      </style:paragraph-properties>
      <style:text-properties officeooo:paragraph-rsid="00003e80"/>
    </style:style>
    <style:style style:name="P42" style:family="paragraph" style:parent-style-name="List_20_Paragraph" style:list-style-name="WWNum8">
      <style:paragraph-properties fo:line-height="150%" fo:text-align="justify" style:justify-single-word="false"/>
      <style:text-properties officeooo:paragraph-rsid="00003e80"/>
    </style:style>
    <style:style style:name="P43" style:family="paragraph" style:parent-style-name="List_20_Paragraph" style:list-style-name="WWNum11">
      <style:paragraph-properties fo:line-height="150%" fo:text-align="justify" style:justify-single-word="false"/>
      <style:text-properties officeooo:paragraph-rsid="00003e80"/>
    </style:style>
    <style:style style:name="P44" style:family="paragraph" style:parent-style-name="List_20_Paragraph" style:list-style-name="WWNum3">
      <style:paragraph-properties fo:line-height="150%" fo:text-align="justify" style:justify-single-word="false"/>
      <style:text-properties officeooo:paragraph-rsid="00003e80"/>
    </style:style>
    <style:style style:name="P45" style:family="paragraph" style:parent-style-name="List_20_Paragraph" style:list-style-name="WWNum4">
      <style:paragraph-properties fo:line-height="150%" fo:text-align="justify" style:justify-single-word="false"/>
      <style:text-properties officeooo:paragraph-rsid="00003e80"/>
    </style:style>
    <style:style style:name="P46" style:family="paragraph" style:parent-style-name="List_20_Paragraph" style:list-style-name="WWNum12">
      <style:paragraph-properties fo:line-height="150%" fo:text-align="justify" style:justify-single-word="false"/>
      <style:text-properties officeooo:paragraph-rsid="00003e80"/>
    </style:style>
    <style:style style:name="P47" style:family="paragraph" style:parent-style-name="List_20_Paragraph" style:list-style-name="WWNum14">
      <style:paragraph-properties fo:line-height="150%" fo:text-align="justify" style:justify-single-word="false"/>
      <style:text-properties officeooo:paragraph-rsid="00003e80"/>
    </style:style>
    <style:style style:name="P48" style:family="paragraph" style:parent-style-name="List_20_Paragraph" style:list-style-name="WWNum15">
      <style:paragraph-properties fo:line-height="150%" fo:text-align="justify" style:justify-single-word="false"/>
      <style:text-properties officeooo:paragraph-rsid="00003e80"/>
    </style:style>
    <style:style style:name="P49" style:family="paragraph" style:parent-style-name="List_20_Paragraph" style:list-style-name="WWNum6">
      <style:paragraph-properties fo:line-height="150%" fo:text-align="justify" style:justify-single-word="false"/>
      <style:text-properties fo:color="#b2b2b2" officeooo:paragraph-rsid="00207de9"/>
    </style:style>
    <style:style style:name="P50" style:family="paragraph" style:parent-style-name="List_20_Paragraph" style:list-style-name="WWNum6">
      <style:paragraph-properties fo:line-height="150%" fo:text-align="justify" style:justify-single-word="false"/>
      <style:text-properties fo:color="#b2b2b2" officeooo:paragraph-rsid="004cebcb"/>
    </style:style>
    <style:style style:name="P51" style:family="paragraph" style:parent-style-name="List_20_Paragraph" style:list-style-name="WWNum1">
      <style:paragraph-properties fo:line-height="150%" fo:text-align="justify" style:justify-single-word="false"/>
      <style:text-properties fo:color="#b2b2b2" officeooo:paragraph-rsid="00003e80"/>
    </style:style>
    <style:style style:name="P52" style:family="paragraph" style:parent-style-name="List_20_Paragraph" style:list-style-name="WWNum8">
      <style:paragraph-properties fo:line-height="150%" fo:text-align="justify" style:justify-single-word="false"/>
      <style:text-properties fo:color="#b2b2b2" officeooo:paragraph-rsid="00003e80"/>
    </style:style>
    <style:style style:name="P53" style:family="paragraph" style:parent-style-name="List_20_Paragraph" style:list-style-name="WWNum14">
      <style:paragraph-properties fo:line-height="150%" fo:text-align="justify" style:justify-single-word="false"/>
      <style:text-properties fo:color="#b2b2b2" officeooo:paragraph-rsid="00003e80"/>
    </style:style>
    <style:style style:name="P54" style:family="paragraph" style:parent-style-name="List_20_Paragraph" style:list-style-name="WWNum6">
      <style:paragraph-properties fo:line-height="150%" fo:text-align="justify" style:justify-single-word="false"/>
      <style:text-properties fo:color="#b2b2b2" style:font-name="Helvetica1" fo:font-size="10.5pt" officeooo:paragraph-rsid="006de001" fo:background-color="#ffffff" style:font-size-asian="10.5pt" style:font-name-complex="Helvetica3" style:font-size-complex="10.5pt"/>
    </style:style>
    <style:style style:name="P55" style:family="paragraph" style:parent-style-name="List_20_Paragraph" style:list-style-name="WWNum8">
      <style:paragraph-properties fo:line-height="150%" fo:text-align="justify" style:justify-single-word="false"/>
      <style:text-properties fo:color="#b2b2b2" style:font-name="Helvetica1" fo:font-size="10.5pt" officeooo:paragraph-rsid="00003e80" fo:background-color="#ffffff" style:font-size-asian="10.5pt" style:font-name-complex="Helvetica3" style:font-size-complex="10.5pt"/>
    </style:style>
    <style:style style:name="P56" style:family="paragraph" style:parent-style-name="List_20_Paragraph" style:list-style-name="WWNum10">
      <style:paragraph-properties fo:line-height="150%" fo:text-align="justify" style:justify-single-word="false"/>
      <style:text-properties fo:color="#b2b2b2" style:font-name="Helvetica1" fo:font-size="10.5pt" officeooo:paragraph-rsid="00003e80" fo:background-color="#ffffff" style:font-size-asian="10.5pt" style:font-name-complex="Helvetica3" style:font-size-complex="10.5pt"/>
    </style:style>
    <style:style style:name="P57" style:family="paragraph" style:parent-style-name="List_20_Paragraph" style:list-style-name="WWNum11">
      <style:paragraph-properties fo:line-height="150%" fo:text-align="justify" style:justify-single-word="false"/>
      <style:text-properties fo:color="#b2b2b2" style:font-name="Helvetica1" fo:font-size="10.5pt" officeooo:paragraph-rsid="00003e80" fo:background-color="#ffffff" style:font-size-asian="10.5pt" style:font-name-complex="Helvetica3" style:font-size-complex="10.5pt"/>
    </style:style>
    <style:style style:name="P58" style:family="paragraph" style:parent-style-name="List_20_Paragraph" style:list-style-name="WWNum2">
      <style:paragraph-properties fo:line-height="150%" fo:text-align="justify" style:justify-single-word="false"/>
      <style:text-properties fo:color="#b2b2b2" style:font-name="Helvetica1" fo:font-size="10.5pt" officeooo:paragraph-rsid="00003e80" fo:background-color="#ffffff" style:font-size-asian="10.5pt" style:font-name-complex="Helvetica3" style:font-size-complex="10.5pt"/>
    </style:style>
    <style:style style:name="P59" style:family="paragraph" style:parent-style-name="List_20_Paragraph" style:list-style-name="WWNum3">
      <style:paragraph-properties fo:line-height="150%" fo:text-align="justify" style:justify-single-word="false"/>
      <style:text-properties fo:color="#b2b2b2" style:font-name="Helvetica1" fo:font-size="10.5pt" officeooo:paragraph-rsid="00003e80" fo:background-color="#ffffff" style:font-size-asian="10.5pt" style:font-name-complex="Helvetica3" style:font-size-complex="10.5pt"/>
    </style:style>
    <style:style style:name="P60" style:family="paragraph" style:parent-style-name="List_20_Paragraph" style:list-style-name="WWNum4">
      <style:paragraph-properties fo:line-height="150%" fo:text-align="justify" style:justify-single-word="false"/>
      <style:text-properties fo:color="#b2b2b2" style:font-name="Helvetica1" fo:font-size="10.5pt" officeooo:paragraph-rsid="00003e80" fo:background-color="#ffffff" style:font-size-asian="10.5pt" style:font-name-complex="Helvetica3" style:font-size-complex="10.5pt"/>
    </style:style>
    <style:style style:name="P61" style:family="paragraph" style:parent-style-name="List_20_Paragraph" style:list-style-name="WWNum15">
      <style:paragraph-properties fo:line-height="150%" fo:text-align="justify" style:justify-single-word="false"/>
      <style:text-properties fo:color="#b2b2b2" style:font-name="Helvetica1" fo:font-size="10.5pt" officeooo:paragraph-rsid="00003e80" fo:background-color="#ffffff" style:font-size-asian="10.5pt" style:font-name-complex="Helvetica3" style:font-size-complex="10.5pt"/>
    </style:style>
    <style:style style:name="P62" style:family="paragraph" style:parent-style-name="Standard" style:master-page-name="Standard">
      <style:paragraph-properties fo:line-height="150%" style:page-number="auto"/>
      <style:text-properties fo:color="#b2b2b2" style:font-name="Helvetica1" fo:font-size="10.5pt" style:text-underline-style="solid" style:text-underline-width="auto" style:text-underline-color="font-color" fo:font-weight="bold" officeooo:paragraph-rsid="00003e80" fo:background-color="#ffffff" style:font-size-asian="10.5pt" style:font-weight-asian="bold" style:font-name-complex="Helvetica3" style:font-size-complex="10.5pt"/>
    </style:style>
    <style:style style:name="P63" style:family="paragraph" style:parent-style-name="Standard" style:list-style-name="WWNum6">
      <style:paragraph-properties fo:margin-left="0.635cm" fo:margin-right="0cm" fo:line-height="150%" fo:text-align="justify" style:justify-single-word="false" fo:text-indent="0cm" style:auto-text-indent="false"/>
      <style:text-properties fo:color="#b2b2b2" style:font-name="Helvetica1" fo:font-size="10.5pt" officeooo:paragraph-rsid="006de001" fo:background-color="#ffffff" style:font-size-asian="10.5pt" style:font-name-complex="Helvetica3" style:font-size-complex="10.5pt"/>
    </style:style>
    <style:style style:name="P64" style:family="paragraph" style:parent-style-name="Standard" style:list-style-name="WWNum6">
      <style:paragraph-properties fo:margin-left="0.635cm" fo:margin-right="0cm" fo:line-height="150%" fo:text-align="justify" style:justify-single-word="false" fo:text-indent="0cm" style:auto-text-indent="false"/>
      <style:text-properties officeooo:paragraph-rsid="006de001"/>
    </style:style>
    <style:style style:name="P65" style:family="paragraph" style:parent-style-name="Standard" style:list-style-name="WWNum6">
      <style:paragraph-properties fo:margin-left="0.635cm" fo:margin-right="0cm" fo:line-height="150%" fo:text-align="justify" style:justify-single-word="false" fo:text-indent="0.614cm" style:auto-text-indent="false"/>
      <style:text-properties officeooo:paragraph-rsid="006de001"/>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Helvetica1" fo:font-size="10.5pt" fo:background-color="#ffffff" loext:char-shading-value="0" style:font-size-asian="10.5pt" style:font-name-complex="Helvetica3" style:font-size-complex="10.5pt"/>
    </style:style>
    <style:style style:name="T2" style:family="text">
      <style:text-properties style:font-name="Helvetica1" fo:font-size="10.5pt" fo:font-weight="bold" fo:background-color="#ffffff" loext:char-shading-value="0" style:font-size-asian="10.5pt" style:font-weight-asian="bold" style:font-name-complex="Helvetica3" style:font-size-complex="10.5pt"/>
    </style:style>
    <style:style style:name="T3" style:family="text">
      <style:text-properties style:font-name="Helvetica1" fo:font-size="14pt" fo:font-weight="bold" fo:background-color="#ffffff" loext:char-shading-value="0" style:font-size-asian="14pt" style:font-weight-asian="bold" style:font-name-complex="Helvetica3" style:font-size-complex="10.5pt"/>
    </style:style>
    <style:style style:name="T4" style:family="text">
      <style:text-properties fo:color="#b2b2b2"/>
    </style:style>
    <style:style style:name="T5" style:family="text">
      <style:text-properties fo:color="#b2b2b2" style:font-name="Helvetica1" fo:font-size="10.5pt" fo:background-color="#ffffff" loext:char-shading-value="0" style:font-size-asian="10.5pt" style:font-name-complex="Helvetica3" style:font-size-complex="10.5pt"/>
    </style:style>
    <style:style style:name="T6" style:family="text">
      <style:text-properties fo:color="#b2b2b2" style:font-name="Helvetica1" fo:font-size="10.5pt" officeooo:rsid="00020513" fo:background-color="#ffffff" loext:char-shading-value="0" style:font-size-asian="10.5pt" style:font-name-complex="Helvetica3" style:font-size-complex="10.5pt"/>
    </style:style>
    <style:style style:name="T7" style:family="text">
      <style:text-properties fo:color="#b2b2b2" style:font-name="Helvetica1" fo:font-size="10.5pt" fo:font-weight="bold" fo:background-color="#ffffff" loext:char-shading-value="0" style:font-size-asian="10.5pt" style:font-weight-asian="bold" style:font-name-complex="Helvetica3" style:font-size-complex="10.5pt"/>
    </style:style>
    <style:style style:name="T8" style:family="text">
      <style:text-properties fo:color="#b2b2b2" style:font-name="Helvetica1" fo:font-size="10.5pt" fo:font-weight="bold" fo:background-color="#ffffff" loext:char-shading-value="0" style:font-size-asian="10.5pt" style:font-weight-asian="bold" style:font-name-complex="Helvetica3" style:font-size-complex="10.5pt" style:font-weight-complex="bold"/>
    </style:style>
    <style:style style:name="T9" style:family="text">
      <style:text-properties fo:color="#b2b2b2" style:font-name="Helvetica1" fo:font-size="10.5pt" fo:font-weight="bold" officeooo:rsid="001c3256" fo:background-color="#ffffff" loext:char-shading-value="0" style:font-size-asian="10.5pt" style:font-weight-asian="bold" style:font-name-complex="Helvetica3" style:font-size-complex="10.5pt" style:font-weight-complex="normal"/>
    </style:style>
    <style:style style:name="T10" style:family="text">
      <style:text-properties fo:color="#b2b2b2" style:font-name="Helvetica1" fo:font-size="10.5pt" fo:font-weight="bold" officeooo:rsid="0044b45c" fo:background-color="#ffffff" loext:char-shading-value="0" style:font-size-asian="10.5pt" style:font-weight-asian="bold" style:font-name-complex="Helvetica3" style:font-size-complex="10.5pt" style:font-weight-complex="normal"/>
    </style:style>
    <style:style style:name="T11" style:family="text">
      <style:text-properties fo:color="#b2b2b2" style:font-name="Helvetica1" fo:font-size="10.5pt" style:text-underline-style="solid" style:text-underline-width="auto" style:text-underline-color="font-color" fo:background-color="#ffffff" loext:char-shading-value="0" style:font-size-asian="10.5pt" style:font-name-complex="Helvetica3" style:font-size-complex="10.5pt"/>
    </style:style>
    <style:style style:name="T12" style:family="text">
      <style:text-properties fo:color="#b2b2b2" style:font-name="Helvetica1" fo:font-size="10.5pt" style:text-underline-style="solid" style:text-underline-width="auto" style:text-underline-color="font-color" fo:font-weight="bold" fo:background-color="#ffffff" loext:char-shading-value="0" style:font-size-asian="10.5pt" style:font-weight-asian="bold" style:font-name-complex="Helvetica3" style:font-size-complex="10.5pt"/>
    </style:style>
    <style:style style:name="T13" style:family="text">
      <style:text-properties fo:color="#b2b2b2" style:font-name="Helvetica1" fo:font-size="10.5pt" style:font-size-asian="10.5pt" style:font-name-complex="Helvetica3" style:font-size-complex="10.5pt"/>
    </style:style>
    <style:style style:name="T14" style:family="text">
      <style:text-properties fo:color="#b2b2b2" style:font-name="Helvetica1" fo:font-size="10.5pt" fo:font-weight="normal" officeooo:rsid="001c3256" fo:background-color="#ffffff" loext:char-shading-value="0" style:font-size-asian="10.5pt" style:font-weight-asian="normal" style:font-name-complex="Helvetica3" style:font-size-complex="10.5pt" style:font-weight-complex="normal"/>
    </style:style>
    <style:style style:name="T15" style:family="text">
      <style:text-properties fo:color="#b2b2b2" style:font-name="Helvetica1" fo:font-size="10.5pt" fo:font-weight="normal" officeooo:rsid="003fa36d" fo:background-color="#ffffff" loext:char-shading-value="0" style:font-size-asian="10.5pt" style:font-weight-asian="normal" style:font-name-complex="Helvetica3" style:font-size-complex="10.5pt" style:font-weight-complex="normal"/>
    </style:style>
    <style:style style:name="T16" style:family="text">
      <style:text-properties fo:color="#b2b2b2" style:font-name="Helvetica1" fo:font-size="10.5pt" fo:font-weight="normal" officeooo:rsid="00528466" fo:background-color="#ffffff" loext:char-shading-value="0" style:font-size-asian="10.5pt" style:font-weight-asian="normal" style:font-name-complex="Helvetica3" style:font-size-complex="10.5pt" style:font-weight-complex="normal"/>
    </style:style>
    <style:style style:name="T17" style:family="text">
      <style:text-properties fo:color="#b2b2b2" style:font-name="Helvetica1" fo:font-size="10.5pt" fo:font-weight="normal" officeooo:rsid="0044b45c" fo:background-color="#ffffff" loext:char-shading-value="0" style:font-size-asian="10.5pt" style:font-weight-asian="normal" style:font-name-complex="Helvetica3" style:font-size-complex="10.5pt" style:font-weight-complex="normal"/>
    </style:style>
    <style:style style:name="T18" style:family="text">
      <style:text-properties fo:color="#b2b2b2" style:font-name="Helvetica1" fo:font-size="12pt" style:text-underline-style="solid" style:text-underline-width="auto" style:text-underline-color="font-color" fo:background-color="#ffffff" loext:char-shading-value="0" style:font-size-asian="12pt" style:font-name-complex="Helvetica3" style:font-size-complex="10.5pt"/>
    </style:style>
    <style:style style:name="T19" style:family="text">
      <style:text-properties fo:color="#b2b2b2" style:font-name="Arial Black" fo:font-size="10.5pt" style:text-underline-style="solid" style:text-underline-width="auto" style:text-underline-color="font-color" fo:background-color="#ffffff" loext:char-shading-value="0" style:font-size-asian="10.5pt" style:font-name-complex="Helvetica3" style:font-size-complex="10.5pt"/>
    </style:style>
    <style:style style:name="T20" style:family="text">
      <style:text-properties fo:color="#000000" style:font-name="Helvetica1" fo:font-size="10.5pt" officeooo:rsid="00020513" fo:background-color="#ffffff" loext:char-shading-value="0" style:font-size-asian="10.5pt" style:font-name-complex="Helvetica3" style:font-size-complex="10.5pt"/>
    </style:style>
    <style:style style:name="T21" style:family="text">
      <style:text-properties fo:color="#000000" style:font-name="Helvetica1" fo:font-size="10.5pt" officeooo:rsid="000327bc" fo:background-color="#ffffff" loext:char-shading-value="0" style:font-size-asian="10.5pt" style:font-name-complex="Helvetica3" style:font-size-complex="10.5pt"/>
    </style:style>
    <style:style style:name="T22" style:family="text">
      <style:text-properties fo:color="#000000" style:font-name="Helvetica1" fo:font-size="10.5pt" officeooo:rsid="000449ca" fo:background-color="#ffffff" loext:char-shading-value="0" style:font-size-asian="10.5pt" style:font-name-complex="Helvetica3" style:font-size-complex="10.5pt"/>
    </style:style>
    <style:style style:name="T23" style:family="text">
      <style:text-properties fo:color="#000000" style:font-name="Helvetica1" fo:font-size="10.5pt" officeooo:rsid="0006adcf" fo:background-color="#ffffff" loext:char-shading-value="0" style:font-size-asian="10.5pt" style:font-name-complex="Helvetica3" style:font-size-complex="10.5pt"/>
    </style:style>
    <style:style style:name="T24" style:family="text">
      <style:text-properties fo:color="#000000" style:font-name="Helvetica1" fo:font-size="10.5pt" officeooo:rsid="000ad8b9" fo:background-color="#ffffff" loext:char-shading-value="0" style:font-size-asian="10.5pt" style:font-name-complex="Helvetica3" style:font-size-complex="10.5pt"/>
    </style:style>
    <style:style style:name="T25" style:family="text">
      <style:text-properties fo:color="#000000" style:font-name="Helvetica1" fo:font-size="10.5pt" officeooo:rsid="000c25fd" fo:background-color="#ffffff" loext:char-shading-value="0" style:font-size-asian="10.5pt" style:font-name-complex="Helvetica3" style:font-size-complex="10.5pt"/>
    </style:style>
    <style:style style:name="T26" style:family="text">
      <style:text-properties fo:color="#000000" style:font-name="Helvetica1" fo:font-size="10.5pt" officeooo:rsid="000ee796" fo:background-color="#ffffff" loext:char-shading-value="0" style:font-size-asian="10.5pt" style:font-name-complex="Helvetica3" style:font-size-complex="10.5pt"/>
    </style:style>
    <style:style style:name="T27" style:family="text">
      <style:text-properties fo:color="#000000" style:font-name="Helvetica1" fo:font-size="10.5pt" officeooo:rsid="000ef9b7" fo:background-color="#ffffff" loext:char-shading-value="0" style:font-size-asian="10.5pt" style:font-name-complex="Helvetica3" style:font-size-complex="10.5pt"/>
    </style:style>
    <style:style style:name="T28" style:family="text">
      <style:text-properties fo:color="#000000" style:font-name="Helvetica1" fo:font-size="10.5pt" officeooo:rsid="00104f41" fo:background-color="#ffffff" loext:char-shading-value="0" style:font-size-asian="10.5pt" style:font-name-complex="Helvetica3" style:font-size-complex="10.5pt"/>
    </style:style>
    <style:style style:name="T29" style:family="text">
      <style:text-properties fo:color="#000000" style:font-name="Helvetica1" fo:font-size="10.5pt" officeooo:rsid="00123560" fo:background-color="#ffffff" loext:char-shading-value="0" style:font-size-asian="10.5pt" style:font-name-complex="Helvetica3" style:font-size-complex="10.5pt"/>
    </style:style>
    <style:style style:name="T30" style:family="text">
      <style:text-properties fo:color="#000000" style:font-name="Helvetica1" fo:font-size="10.5pt" officeooo:rsid="00124894" fo:background-color="#ffffff" loext:char-shading-value="0" style:font-size-asian="10.5pt" style:font-name-complex="Helvetica3" style:font-size-complex="10.5pt"/>
    </style:style>
    <style:style style:name="T31" style:family="text">
      <style:text-properties fo:color="#000000" style:font-name="Helvetica1" fo:font-size="10.5pt" officeooo:rsid="00148257" fo:background-color="#ffffff" loext:char-shading-value="0" style:font-size-asian="10.5pt" style:font-name-complex="Helvetica3" style:font-size-complex="10.5pt"/>
    </style:style>
    <style:style style:name="T32" style:family="text">
      <style:text-properties fo:color="#000000" style:font-name="Helvetica1" fo:font-size="10.5pt" officeooo:rsid="00191378" fo:background-color="#ffffff" loext:char-shading-value="0" style:font-size-asian="10.5pt" style:font-name-complex="Helvetica3" style:font-size-complex="10.5pt"/>
    </style:style>
    <style:style style:name="T33" style:family="text">
      <style:text-properties fo:color="#000000" style:font-name="Helvetica1" fo:font-size="10.5pt" officeooo:rsid="0019eee7" fo:background-color="#ffffff" loext:char-shading-value="0" style:font-size-asian="10.5pt" style:font-name-complex="Helvetica3" style:font-size-complex="10.5pt"/>
    </style:style>
    <style:style style:name="T34" style:family="text">
      <style:text-properties fo:color="#000000" style:font-name="Helvetica1" fo:font-size="10.5pt" officeooo:rsid="001b3e09" fo:background-color="#ffffff" loext:char-shading-value="0" style:font-size-asian="10.5pt" style:font-name-complex="Helvetica3" style:font-size-complex="10.5pt"/>
    </style:style>
    <style:style style:name="T35" style:family="text">
      <style:text-properties fo:color="#000000" style:font-name="Helvetica1" fo:font-size="10.5pt" officeooo:rsid="001bcefe" fo:background-color="#ffffff" loext:char-shading-value="0" style:font-size-asian="10.5pt" style:font-name-complex="Helvetica3" style:font-size-complex="10.5pt"/>
    </style:style>
    <style:style style:name="T36" style:family="text">
      <style:text-properties fo:color="#000000" style:font-name="Helvetica1" fo:font-size="10.5pt" officeooo:rsid="001c3256" fo:background-color="#ffffff" loext:char-shading-value="0" style:font-size-asian="10.5pt" style:font-name-complex="Helvetica3" style:font-size-complex="10.5pt"/>
    </style:style>
    <style:style style:name="T37" style:family="text">
      <style:text-properties fo:color="#000000" style:font-name="Helvetica1" fo:font-size="10.5pt" officeooo:rsid="00279674" fo:background-color="#ffffff" loext:char-shading-value="0" style:font-size-asian="10.5pt" style:font-name-complex="Helvetica3" style:font-size-complex="10.5pt"/>
    </style:style>
    <style:style style:name="T38" style:family="text">
      <style:text-properties fo:color="#000000" style:font-name="Helvetica1" fo:font-size="10.5pt" officeooo:rsid="0027c1d2" fo:background-color="#ffffff" loext:char-shading-value="0" style:font-size-asian="10.5pt" style:font-name-complex="Helvetica3" style:font-size-complex="10.5pt"/>
    </style:style>
    <style:style style:name="T39" style:family="text">
      <style:text-properties fo:color="#000000" style:font-name="Helvetica1" fo:font-size="10.5pt" officeooo:rsid="00727051" fo:background-color="#ffffff" loext:char-shading-value="0" style:font-size-asian="10.5pt" style:font-name-complex="Helvetica3" style:font-size-complex="10.5pt"/>
    </style:style>
    <style:style style:name="T40" style:family="text">
      <style:text-properties fo:color="#000000" style:font-name="Helvetica1" fo:font-size="10.5pt" fo:font-weight="bold" officeooo:rsid="000449ca" fo:background-color="#ffffff" loext:char-shading-value="0" style:font-size-asian="10.5pt" style:font-weight-asian="bold" style:font-name-complex="Helvetica3" style:font-size-complex="10.5pt" style:font-weight-complex="bold"/>
    </style:style>
    <style:style style:name="T41" style:family="text">
      <style:text-properties fo:color="#000000" style:font-name="Helvetica1" fo:font-size="10.5pt" fo:font-weight="bold" officeooo:rsid="0006adcf" fo:background-color="#ffffff" loext:char-shading-value="0" style:font-size-asian="10.5pt" style:font-weight-asian="bold" style:font-name-complex="Helvetica3" style:font-size-complex="10.5pt" style:font-weight-complex="bold"/>
    </style:style>
    <style:style style:name="T42" style:family="text">
      <style:text-properties fo:color="#000000" style:font-name="Helvetica1" fo:font-size="10.5pt" fo:font-weight="bold" officeooo:rsid="0007c365" fo:background-color="#ffffff" loext:char-shading-value="0" style:font-size-asian="10.5pt" style:font-weight-asian="bold" style:font-name-complex="Helvetica3" style:font-size-complex="10.5pt" style:font-weight-complex="bold"/>
    </style:style>
    <style:style style:name="T43" style:family="text">
      <style:text-properties fo:color="#000000" style:font-name="Helvetica1" fo:font-size="10.5pt" fo:font-weight="bold" officeooo:rsid="000ad8b9" fo:background-color="#ffffff" loext:char-shading-value="0" style:font-size-asian="10.5pt" style:font-weight-asian="bold" style:font-name-complex="Helvetica3" style:font-size-complex="10.5pt" style:font-weight-complex="bold"/>
    </style:style>
    <style:style style:name="T44" style:family="text">
      <style:text-properties fo:color="#000000" style:font-name="Helvetica1" fo:font-size="10.5pt" fo:font-weight="bold" officeooo:rsid="000c25fd" fo:background-color="#ffffff" loext:char-shading-value="0" style:font-size-asian="10.5pt" style:font-weight-asian="bold" style:font-name-complex="Helvetica3" style:font-size-complex="10.5pt" style:font-weight-complex="bold"/>
    </style:style>
    <style:style style:name="T45" style:family="text">
      <style:text-properties fo:color="#000000" style:font-name="Helvetica1" fo:font-size="10.5pt" fo:font-weight="bold" officeooo:rsid="00134fd4" fo:background-color="#ffffff" loext:char-shading-value="0" style:font-size-asian="10.5pt" style:font-weight-asian="bold" style:font-name-complex="Helvetica3" style:font-size-complex="10.5pt" style:font-weight-complex="bold"/>
    </style:style>
    <style:style style:name="T46" style:family="text">
      <style:text-properties fo:color="#000000" style:font-name="Helvetica1" fo:font-size="10.5pt" fo:font-weight="bold" officeooo:rsid="004d4d5c" fo:background-color="#ffffff" loext:char-shading-value="0" style:font-size-asian="10.5pt" style:font-weight-asian="bold" style:font-name-complex="Helvetica3" style:font-size-complex="10.5pt" style:font-weight-complex="bold"/>
    </style:style>
    <style:style style:name="T47" style:family="text">
      <style:text-properties fo:color="#000000" style:font-name="Helvetica1" fo:font-size="10.5pt" fo:font-weight="bold" officeooo:rsid="004e6a5a" fo:background-color="#ffffff" loext:char-shading-value="0" style:font-size-asian="10.5pt" style:font-weight-asian="bold" style:font-name-complex="Helvetica3" style:font-size-complex="10.5pt" style:font-weight-complex="bold"/>
    </style:style>
    <style:style style:name="T48" style:family="text">
      <style:text-properties fo:color="#000000" style:font-name="Helvetica1" fo:font-size="10.5pt" fo:font-weight="bold" officeooo:rsid="00901ec6" fo:background-color="#ffffff" loext:char-shading-value="0" style:font-size-asian="10.5pt" style:font-weight-asian="bold" style:font-name-complex="Helvetica3" style:font-size-complex="10.5pt" style:font-weight-complex="bold"/>
    </style:style>
    <style:style style:name="T49" style:family="text">
      <style:text-properties fo:color="#000000" style:font-name="Helvetica1" fo:font-size="10.5pt" fo:font-weight="normal" officeooo:rsid="00135105" fo:background-color="#ffffff" loext:char-shading-value="0" style:font-size-asian="10.5pt" style:font-weight-asian="normal" style:font-name-complex="Helvetica3" style:font-size-complex="10.5pt" style:font-weight-complex="normal"/>
    </style:style>
    <style:style style:name="T50" style:family="text">
      <style:text-properties fo:color="#000000" style:font-name="Helvetica1" fo:font-size="10.5pt" fo:font-weight="normal" officeooo:rsid="001bcefe" fo:background-color="#ffffff" loext:char-shading-value="0" style:font-size-asian="10.5pt" style:font-weight-asian="normal" style:font-name-complex="Helvetica3" style:font-size-complex="10.5pt" style:font-weight-complex="normal"/>
    </style:style>
    <style:style style:name="T51" style:family="text">
      <style:text-properties fo:color="#000000" style:font-name="Helvetica1" fo:font-size="10.5pt" fo:font-weight="normal" officeooo:rsid="001c3256" fo:background-color="#ffffff" loext:char-shading-value="0" style:font-size-asian="10.5pt" style:font-weight-asian="normal" style:font-name-complex="Helvetica3" style:font-size-complex="10.5pt" style:font-weight-complex="normal"/>
    </style:style>
    <style:style style:name="T52" style:family="text">
      <style:text-properties fo:color="#000000" style:font-name="Helvetica1" fo:font-size="10.5pt" fo:font-weight="normal" officeooo:rsid="0020aa99" fo:background-color="#ffffff" loext:char-shading-value="0" style:font-size-asian="10.5pt" style:font-weight-asian="normal" style:font-name-complex="Helvetica3" style:font-size-complex="10.5pt" style:font-weight-complex="normal"/>
    </style:style>
    <style:style style:name="T53" style:family="text">
      <style:text-properties fo:color="#000000" style:font-name="Helvetica1" fo:font-size="10.5pt" fo:font-weight="normal" officeooo:rsid="0025eec8" fo:background-color="#ffffff" loext:char-shading-value="0" style:font-size-asian="10.5pt" style:font-weight-asian="normal" style:font-name-complex="Helvetica3" style:font-size-complex="10.5pt" style:font-weight-complex="normal"/>
    </style:style>
    <style:style style:name="T54" style:family="text">
      <style:text-properties fo:color="#000000" style:font-name="Helvetica1" fo:font-size="10.5pt" fo:font-weight="normal" officeooo:rsid="002b31d8" fo:background-color="#ffffff" loext:char-shading-value="0" style:font-size-asian="10.5pt" style:font-weight-asian="normal" style:font-name-complex="Helvetica3" style:font-size-complex="10.5pt" style:font-weight-complex="normal"/>
    </style:style>
    <style:style style:name="T55" style:family="text">
      <style:text-properties fo:color="#000000" style:font-name="Helvetica1" fo:font-size="10.5pt" fo:font-weight="normal" officeooo:rsid="002ced3b" fo:background-color="#ffffff" loext:char-shading-value="0" style:font-size-asian="10.5pt" style:font-weight-asian="normal" style:font-name-complex="Helvetica3" style:font-size-complex="10.5pt" style:font-weight-complex="normal"/>
    </style:style>
    <style:style style:name="T56" style:family="text">
      <style:text-properties fo:color="#000000" style:font-name="Helvetica1" fo:font-size="10.5pt" fo:font-weight="normal" officeooo:rsid="002dc954" fo:background-color="#ffffff" loext:char-shading-value="0" style:font-size-asian="10.5pt" style:font-weight-asian="normal" style:font-name-complex="Helvetica3" style:font-size-complex="10.5pt" style:font-weight-complex="normal"/>
    </style:style>
    <style:style style:name="T57" style:family="text">
      <style:text-properties fo:color="#000000" style:font-name="Helvetica1" fo:font-size="10.5pt" fo:font-weight="normal" officeooo:rsid="002e4a17" fo:background-color="#ffffff" loext:char-shading-value="0" style:font-size-asian="10.5pt" style:font-weight-asian="normal" style:font-name-complex="Helvetica3" style:font-size-complex="10.5pt" style:font-weight-complex="normal"/>
    </style:style>
    <style:style style:name="T58" style:family="text">
      <style:text-properties fo:color="#000000" style:font-name="Helvetica1" fo:font-size="10.5pt" fo:font-weight="normal" officeooo:rsid="0030469a" fo:background-color="#ffffff" loext:char-shading-value="0" style:font-size-asian="10.5pt" style:font-weight-asian="normal" style:font-name-complex="Helvetica3" style:font-size-complex="10.5pt" style:font-weight-complex="normal"/>
    </style:style>
    <style:style style:name="T59" style:family="text">
      <style:text-properties fo:color="#000000" style:font-name="Helvetica1" fo:font-size="10.5pt" fo:font-weight="normal" officeooo:rsid="0032f7ed" fo:background-color="#ffffff" loext:char-shading-value="0" style:font-size-asian="10.5pt" style:font-weight-asian="normal" style:font-name-complex="Helvetica3" style:font-size-complex="10.5pt" style:font-weight-complex="normal"/>
    </style:style>
    <style:style style:name="T60" style:family="text">
      <style:text-properties fo:color="#000000" style:font-name="Helvetica1" fo:font-size="10.5pt" fo:font-weight="normal" officeooo:rsid="00332e1f" fo:background-color="#ffffff" loext:char-shading-value="0" style:font-size-asian="10.5pt" style:font-weight-asian="normal" style:font-name-complex="Helvetica3" style:font-size-complex="10.5pt" style:font-weight-complex="normal"/>
    </style:style>
    <style:style style:name="T61" style:family="text">
      <style:text-properties fo:color="#000000" style:font-name="Helvetica1" fo:font-size="10.5pt" fo:font-weight="normal" officeooo:rsid="003520b7" fo:background-color="#ffffff" loext:char-shading-value="0" style:font-size-asian="10.5pt" style:font-weight-asian="normal" style:font-name-complex="Helvetica3" style:font-size-complex="10.5pt" style:font-weight-complex="normal"/>
    </style:style>
    <style:style style:name="T62" style:family="text">
      <style:text-properties fo:color="#000000" style:font-name="Helvetica1" fo:font-size="10.5pt" fo:font-weight="normal" officeooo:rsid="0035affa" fo:background-color="#ffffff" loext:char-shading-value="0" style:font-size-asian="10.5pt" style:font-weight-asian="normal" style:font-name-complex="Helvetica3" style:font-size-complex="10.5pt" style:font-weight-complex="normal"/>
    </style:style>
    <style:style style:name="T63" style:family="text">
      <style:text-properties fo:color="#000000" style:font-name="Helvetica1" fo:font-size="10.5pt" fo:font-weight="normal" officeooo:rsid="0035ed04" fo:background-color="#ffffff" loext:char-shading-value="0" style:font-size-asian="10.5pt" style:font-weight-asian="normal" style:font-name-complex="Helvetica3" style:font-size-complex="10.5pt" style:font-weight-complex="normal"/>
    </style:style>
    <style:style style:name="T64" style:family="text">
      <style:text-properties fo:color="#000000" style:font-name="Helvetica1" fo:font-size="10.5pt" fo:font-weight="normal" officeooo:rsid="00378ca9" fo:background-color="#ffffff" loext:char-shading-value="0" style:font-size-asian="10.5pt" style:font-weight-asian="normal" style:font-name-complex="Helvetica3" style:font-size-complex="10.5pt" style:font-weight-complex="normal"/>
    </style:style>
    <style:style style:name="T65" style:family="text">
      <style:text-properties fo:color="#000000" style:font-name="Helvetica1" fo:font-size="10.5pt" fo:font-weight="normal" officeooo:rsid="003b41af" fo:background-color="#ffffff" loext:char-shading-value="0" style:font-size-asian="10.5pt" style:font-weight-asian="normal" style:font-name-complex="Helvetica3" style:font-size-complex="10.5pt" style:font-weight-complex="normal"/>
    </style:style>
    <style:style style:name="T66" style:family="text">
      <style:text-properties fo:color="#000000" style:font-name="Helvetica1" fo:font-size="10.5pt" fo:font-weight="normal" officeooo:rsid="003bc10d" fo:background-color="#ffffff" loext:char-shading-value="0" style:font-size-asian="10.5pt" style:font-weight-asian="normal" style:font-name-complex="Helvetica3" style:font-size-complex="10.5pt" style:font-weight-complex="normal"/>
    </style:style>
    <style:style style:name="T67" style:family="text">
      <style:text-properties fo:color="#000000" style:font-name="Helvetica1" fo:font-size="10.5pt" fo:font-weight="normal" officeooo:rsid="003c123c" fo:background-color="#ffffff" loext:char-shading-value="0" style:font-size-asian="10.5pt" style:font-weight-asian="normal" style:font-name-complex="Helvetica3" style:font-size-complex="10.5pt" style:font-weight-complex="normal"/>
    </style:style>
    <style:style style:name="T68" style:family="text">
      <style:text-properties fo:color="#000000" style:font-name="Helvetica1" fo:font-size="10.5pt" fo:font-weight="normal" officeooo:rsid="003dcaea" fo:background-color="#ffffff" loext:char-shading-value="0" style:font-size-asian="10.5pt" style:font-weight-asian="normal" style:font-name-complex="Helvetica3" style:font-size-complex="10.5pt" style:font-weight-complex="normal"/>
    </style:style>
    <style:style style:name="T69" style:family="text">
      <style:text-properties fo:color="#000000" style:font-name="Helvetica1" fo:font-size="10.5pt" fo:font-weight="normal" officeooo:rsid="003de522" fo:background-color="#ffffff" loext:char-shading-value="0" style:font-size-asian="10.5pt" style:font-weight-asian="normal" style:font-name-complex="Helvetica3" style:font-size-complex="10.5pt" style:font-weight-complex="normal"/>
    </style:style>
    <style:style style:name="T70" style:family="text">
      <style:text-properties fo:color="#000000" style:font-name="Helvetica1" fo:font-size="10.5pt" fo:font-weight="normal" officeooo:rsid="003fa36d" fo:background-color="#ffffff" loext:char-shading-value="0" style:font-size-asian="10.5pt" style:font-weight-asian="normal" style:font-name-complex="Helvetica3" style:font-size-complex="10.5pt" style:font-weight-complex="normal"/>
    </style:style>
    <style:style style:name="T71" style:family="text">
      <style:text-properties fo:color="#000000" style:font-name="Helvetica1" fo:font-size="10.5pt" fo:font-weight="normal" officeooo:rsid="00438ab2" fo:background-color="#ffffff" loext:char-shading-value="0" style:font-size-asian="10.5pt" style:font-weight-asian="normal" style:font-name-complex="Helvetica3" style:font-size-complex="10.5pt" style:font-weight-complex="normal"/>
    </style:style>
    <style:style style:name="T72" style:family="text">
      <style:text-properties fo:color="#000000" style:font-name="Helvetica1" fo:font-size="10.5pt" fo:font-weight="normal" officeooo:rsid="0044b45c" fo:background-color="#ffffff" loext:char-shading-value="0" style:font-size-asian="10.5pt" style:font-weight-asian="normal" style:font-name-complex="Helvetica3" style:font-size-complex="10.5pt" style:font-weight-complex="normal"/>
    </style:style>
    <style:style style:name="T73" style:family="text">
      <style:text-properties fo:color="#000000" style:font-name="Helvetica1" fo:font-size="10.5pt" fo:font-weight="normal" officeooo:rsid="00471199" fo:background-color="#ffffff" loext:char-shading-value="0" style:font-size-asian="10.5pt" style:font-weight-asian="normal" style:font-name-complex="Helvetica3" style:font-size-complex="10.5pt" style:font-weight-complex="normal"/>
    </style:style>
    <style:style style:name="T74" style:family="text">
      <style:text-properties fo:color="#000000" style:font-name="Helvetica1" fo:font-size="10.5pt" fo:font-weight="normal" officeooo:rsid="0048e91d" fo:background-color="#ffffff" loext:char-shading-value="0" style:font-size-asian="10.5pt" style:font-weight-asian="normal" style:font-name-complex="Helvetica3" style:font-size-complex="10.5pt" style:font-weight-complex="normal"/>
    </style:style>
    <style:style style:name="T75" style:family="text">
      <style:text-properties fo:color="#000000" style:font-name="Helvetica1" fo:font-size="10.5pt" fo:font-weight="normal" officeooo:rsid="004a62cc" fo:background-color="#ffffff" loext:char-shading-value="0" style:font-size-asian="10.5pt" style:font-weight-asian="normal" style:font-name-complex="Helvetica3" style:font-size-complex="10.5pt" style:font-weight-complex="normal"/>
    </style:style>
    <style:style style:name="T76" style:family="text">
      <style:text-properties fo:color="#000000" style:font-name="Helvetica1" fo:font-size="10.5pt" fo:font-weight="normal" officeooo:rsid="004c14af" fo:background-color="#ffffff" loext:char-shading-value="0" style:font-size-asian="10.5pt" style:font-weight-asian="normal" style:font-name-complex="Helvetica3" style:font-size-complex="10.5pt" style:font-weight-complex="normal"/>
    </style:style>
    <style:style style:name="T77" style:family="text">
      <style:text-properties fo:color="#000000" style:font-name="Helvetica1" fo:font-size="10.5pt" fo:font-weight="normal" officeooo:rsid="004cbc81" fo:background-color="#ffffff" loext:char-shading-value="0" style:font-size-asian="10.5pt" style:font-weight-asian="normal" style:font-name-complex="Helvetica3" style:font-size-complex="10.5pt" style:font-weight-complex="normal"/>
    </style:style>
    <style:style style:name="T78" style:family="text">
      <style:text-properties fo:color="#000000" style:font-name="Helvetica1" fo:font-size="10.5pt" fo:font-weight="normal" officeooo:rsid="004cebcb" fo:background-color="#ffffff" loext:char-shading-value="0" style:font-size-asian="10.5pt" style:font-weight-asian="normal" style:font-name-complex="Helvetica3" style:font-size-complex="10.5pt" style:font-weight-complex="normal"/>
    </style:style>
    <style:style style:name="T79" style:family="text">
      <style:text-properties fo:color="#000000" style:font-name="Helvetica1" fo:font-size="10.5pt" fo:font-weight="normal" officeooo:rsid="004feda8" fo:background-color="#ffffff" loext:char-shading-value="0" style:font-size-asian="10.5pt" style:font-weight-asian="normal" style:font-name-complex="Helvetica3" style:font-size-complex="10.5pt" style:font-weight-complex="normal"/>
    </style:style>
    <style:style style:name="T80" style:family="text">
      <style:text-properties fo:color="#000000" style:font-name="Helvetica1" fo:font-size="10.5pt" fo:font-weight="normal" officeooo:rsid="00528466" fo:background-color="#ffffff" loext:char-shading-value="0" style:font-size-asian="10.5pt" style:font-weight-asian="normal" style:font-name-complex="Helvetica3" style:font-size-complex="10.5pt" style:font-weight-complex="normal"/>
    </style:style>
    <style:style style:name="T81" style:family="text">
      <style:text-properties fo:color="#000000" style:font-name="Helvetica1" fo:font-size="10.5pt" fo:font-weight="normal" officeooo:rsid="00568028" fo:background-color="#ffffff" loext:char-shading-value="0" style:font-size-asian="10.5pt" style:font-weight-asian="normal" style:font-name-complex="Helvetica3" style:font-size-complex="10.5pt" style:font-weight-complex="normal"/>
    </style:style>
    <style:style style:name="T82" style:family="text">
      <style:text-properties fo:color="#000000" style:font-name="Helvetica1" fo:font-size="10.5pt" fo:font-weight="normal" officeooo:rsid="00593644" fo:background-color="#ffffff" loext:char-shading-value="0" style:font-size-asian="10.5pt" style:font-weight-asian="normal" style:font-name-complex="Helvetica3" style:font-size-complex="10.5pt" style:font-weight-complex="normal"/>
    </style:style>
    <style:style style:name="T83" style:family="text">
      <style:text-properties fo:color="#000000" style:font-name="Helvetica1" fo:font-size="10.5pt" fo:font-weight="normal" officeooo:rsid="005a463f" fo:background-color="#ffffff" loext:char-shading-value="0" style:font-size-asian="10.5pt" style:font-weight-asian="normal" style:font-name-complex="Helvetica3" style:font-size-complex="10.5pt" style:font-weight-complex="normal"/>
    </style:style>
    <style:style style:name="T84" style:family="text">
      <style:text-properties fo:color="#000000" style:font-name="Helvetica1" fo:font-size="10.5pt" fo:font-weight="normal" officeooo:rsid="005ab483" fo:background-color="#ffffff" loext:char-shading-value="0" style:font-size-asian="10.5pt" style:font-weight-asian="normal" style:font-name-complex="Helvetica3" style:font-size-complex="10.5pt" style:font-weight-complex="normal"/>
    </style:style>
    <style:style style:name="T85" style:family="text">
      <style:text-properties fo:color="#000000" style:font-name="Helvetica1" fo:font-size="10.5pt" fo:font-weight="normal" officeooo:rsid="005edb36" fo:background-color="#ffffff" loext:char-shading-value="0" style:font-size-asian="10.5pt" style:font-weight-asian="normal" style:font-name-complex="Helvetica3" style:font-size-complex="10.5pt" style:font-weight-complex="normal"/>
    </style:style>
    <style:style style:name="T86" style:family="text">
      <style:text-properties fo:color="#000000" style:font-name="Helvetica1" fo:font-size="10.5pt" fo:font-weight="normal" officeooo:rsid="00612d5b" fo:background-color="#ffffff" loext:char-shading-value="0" style:font-size-asian="10.5pt" style:font-weight-asian="normal" style:font-name-complex="Helvetica3" style:font-size-complex="10.5pt" style:font-weight-complex="normal"/>
    </style:style>
    <style:style style:name="T87" style:family="text">
      <style:text-properties fo:color="#000000" style:font-name="Helvetica1" fo:font-size="10.5pt" fo:font-weight="normal" officeooo:rsid="00621404" fo:background-color="#ffffff" loext:char-shading-value="0" style:font-size-asian="10.5pt" style:font-weight-asian="normal" style:font-name-complex="Helvetica3" style:font-size-complex="10.5pt" style:font-weight-complex="normal"/>
    </style:style>
    <style:style style:name="T88" style:family="text">
      <style:text-properties fo:color="#000000" style:font-name="Helvetica1" fo:font-size="10.5pt" fo:font-weight="normal" officeooo:rsid="00638b7b" fo:background-color="#ffffff" loext:char-shading-value="0" style:font-size-asian="10.5pt" style:font-weight-asian="normal" style:font-name-complex="Helvetica3" style:font-size-complex="10.5pt" style:font-weight-complex="normal"/>
    </style:style>
    <style:style style:name="T89" style:family="text">
      <style:text-properties fo:color="#000000" style:font-name="Helvetica1" fo:font-size="10.5pt" fo:font-weight="normal" officeooo:rsid="00641c2d" fo:background-color="#ffffff" loext:char-shading-value="0" style:font-size-asian="10.5pt" style:font-weight-asian="normal" style:font-name-complex="Helvetica3" style:font-size-complex="10.5pt" style:font-weight-complex="normal"/>
    </style:style>
    <style:style style:name="T90" style:family="text">
      <style:text-properties fo:color="#000000" style:font-name="Helvetica1" fo:font-size="10.5pt" fo:font-weight="normal" officeooo:rsid="006471de" fo:background-color="#ffffff" loext:char-shading-value="0" style:font-size-asian="10.5pt" style:font-weight-asian="normal" style:font-name-complex="Helvetica3" style:font-size-complex="10.5pt" style:font-weight-complex="normal"/>
    </style:style>
    <style:style style:name="T91" style:family="text">
      <style:text-properties fo:color="#000000" style:font-name="Helvetica1" fo:font-size="10.5pt" fo:font-weight="normal" officeooo:rsid="00659557" fo:background-color="#ffffff" loext:char-shading-value="0" style:font-size-asian="10.5pt" style:font-weight-asian="normal" style:font-name-complex="Helvetica3" style:font-size-complex="10.5pt" style:font-weight-complex="normal"/>
    </style:style>
    <style:style style:name="T92" style:family="text">
      <style:text-properties fo:color="#000000" style:font-name="Helvetica1" fo:font-size="10.5pt" fo:font-weight="normal" officeooo:rsid="0067642d" fo:background-color="#ffffff" loext:char-shading-value="0" style:font-size-asian="10.5pt" style:font-weight-asian="normal" style:font-name-complex="Helvetica3" style:font-size-complex="10.5pt" style:font-weight-complex="normal"/>
    </style:style>
    <style:style style:name="T93" style:family="text">
      <style:text-properties fo:color="#000000" style:font-name="Helvetica1" fo:font-size="10.5pt" fo:font-weight="normal" officeooo:rsid="00680649" fo:background-color="#ffffff" loext:char-shading-value="0" style:font-size-asian="10.5pt" style:font-weight-asian="normal" style:font-name-complex="Helvetica3" style:font-size-complex="10.5pt" style:font-weight-complex="normal"/>
    </style:style>
    <style:style style:name="T94" style:family="text">
      <style:text-properties fo:color="#000000" style:font-name="Helvetica1" fo:font-size="10.5pt" fo:font-weight="normal" officeooo:rsid="006b173f" fo:background-color="#ffffff" loext:char-shading-value="0" style:font-size-asian="10.5pt" style:font-weight-asian="normal" style:font-name-complex="Helvetica3" style:font-size-complex="10.5pt" style:font-weight-complex="normal"/>
    </style:style>
    <style:style style:name="T95" style:family="text">
      <style:text-properties fo:color="#000000" style:font-name="Helvetica1" fo:font-size="10.5pt" fo:font-weight="normal" officeooo:rsid="006bb5f1" fo:background-color="#ffffff" loext:char-shading-value="0" style:font-size-asian="10.5pt" style:font-weight-asian="normal" style:font-name-complex="Helvetica3" style:font-size-complex="10.5pt" style:font-weight-complex="normal"/>
    </style:style>
    <style:style style:name="T96" style:family="text">
      <style:text-properties fo:color="#000000" style:font-name="Helvetica1" fo:font-size="10.5pt" fo:font-weight="normal" officeooo:rsid="006dad76" fo:background-color="#ffffff" loext:char-shading-value="0" style:font-size-asian="10.5pt" style:font-weight-asian="normal" style:font-name-complex="Helvetica3" style:font-size-complex="10.5pt" style:font-weight-complex="normal"/>
    </style:style>
    <style:style style:name="T97" style:family="text">
      <style:text-properties fo:color="#000000" style:font-name="Helvetica1" fo:font-size="10.5pt" fo:font-weight="normal" officeooo:rsid="006de001" fo:background-color="#ffffff" loext:char-shading-value="0" style:font-size-asian="10.5pt" style:font-weight-asian="normal" style:font-name-complex="Helvetica3" style:font-size-complex="10.5pt" style:font-weight-complex="normal"/>
    </style:style>
    <style:style style:name="T98" style:family="text">
      <style:text-properties fo:color="#000000" style:font-name="Helvetica1" fo:font-size="10.5pt" fo:font-weight="normal" officeooo:rsid="000449ca" fo:background-color="#ffffff" loext:char-shading-value="0" style:font-size-asian="10.5pt" style:font-weight-asian="normal" style:font-name-complex="Helvetica3" style:font-size-complex="10.5pt" style:font-weight-complex="normal"/>
    </style:style>
    <style:style style:name="T99" style:family="text">
      <style:text-properties fo:color="#000000" style:font-name="Helvetica1" fo:font-size="10.5pt" fo:font-weight="normal" officeooo:rsid="0006adcf" fo:background-color="#ffffff" loext:char-shading-value="0" style:font-size-asian="10.5pt" style:font-weight-asian="normal" style:font-name-complex="Helvetica3" style:font-size-complex="10.5pt" style:font-weight-complex="normal"/>
    </style:style>
    <style:style style:name="T100" style:family="text">
      <style:text-properties fo:color="#000000" style:font-name="Helvetica1" fo:font-size="10.5pt" fo:font-weight="normal" officeooo:rsid="000ef9b7" fo:background-color="#ffffff" loext:char-shading-value="0" style:font-size-asian="10.5pt" style:font-weight-asian="normal" style:font-name-complex="Helvetica3" style:font-size-complex="10.5pt" style:font-weight-complex="normal"/>
    </style:style>
    <style:style style:name="T101" style:family="text">
      <style:text-properties fo:color="#000000" style:font-name="Helvetica1" fo:font-size="10.5pt" fo:font-weight="normal" officeooo:rsid="006e5245" fo:background-color="#ffffff" loext:char-shading-value="0" style:font-size-asian="10.5pt" style:font-weight-asian="normal" style:font-name-complex="Helvetica3" style:font-size-complex="10.5pt" style:font-weight-complex="normal"/>
    </style:style>
    <style:style style:name="T102" style:family="text">
      <style:text-properties fo:color="#000000" style:font-name="Helvetica1" fo:font-size="10.5pt" fo:font-weight="normal" officeooo:rsid="006efa67" fo:background-color="#ffffff" loext:char-shading-value="0" style:font-size-asian="10.5pt" style:font-weight-asian="normal" style:font-name-complex="Helvetica3" style:font-size-complex="10.5pt" style:font-weight-complex="normal"/>
    </style:style>
    <style:style style:name="T103" style:family="text">
      <style:text-properties fo:color="#000000" style:font-name="Helvetica1" fo:font-size="10.5pt" fo:font-weight="normal" officeooo:rsid="0070db07" fo:background-color="#ffffff" loext:char-shading-value="0" style:font-size-asian="10.5pt" style:font-weight-asian="normal" style:font-name-complex="Helvetica3" style:font-size-complex="10.5pt" style:font-weight-complex="normal"/>
    </style:style>
    <style:style style:name="T104" style:family="text">
      <style:text-properties fo:color="#000000" style:font-name="Helvetica1" fo:font-size="10.5pt" fo:font-weight="normal" officeooo:rsid="00715722" fo:background-color="#ffffff" loext:char-shading-value="0" style:font-size-asian="10.5pt" style:font-weight-asian="normal" style:font-name-complex="Helvetica3" style:font-size-complex="10.5pt" style:font-weight-complex="normal"/>
    </style:style>
    <style:style style:name="T105" style:family="text">
      <style:text-properties fo:color="#000000" style:font-name="Helvetica1" fo:font-size="10.5pt" fo:font-weight="normal" officeooo:rsid="00727051" fo:background-color="#ffffff" loext:char-shading-value="0" style:font-size-asian="10.5pt" style:font-weight-asian="normal" style:font-name-complex="Helvetica3" style:font-size-complex="10.5pt" style:font-weight-complex="normal"/>
    </style:style>
    <style:style style:name="T106" style:family="text">
      <style:text-properties fo:color="#000000" style:font-name="Helvetica1" fo:font-size="10.5pt" fo:font-weight="normal" officeooo:rsid="0072dd73" fo:background-color="#ffffff" loext:char-shading-value="0" style:font-size-asian="10.5pt" style:font-weight-asian="normal" style:font-name-complex="Helvetica3" style:font-size-complex="10.5pt" style:font-weight-complex="normal"/>
    </style:style>
    <style:style style:name="T107" style:family="text">
      <style:text-properties fo:color="#000000" style:font-name="Helvetica1" fo:font-size="10.5pt" fo:font-weight="normal" officeooo:rsid="00785515" fo:background-color="#ffffff" loext:char-shading-value="0" style:font-size-asian="10.5pt" style:font-weight-asian="normal" style:font-name-complex="Helvetica3" style:font-size-complex="10.5pt" style:font-weight-complex="normal"/>
    </style:style>
    <style:style style:name="T108" style:family="text">
      <style:text-properties fo:color="#000000" style:font-name="Helvetica1" fo:font-size="10.5pt" fo:font-weight="normal" officeooo:rsid="007aeb3f" fo:background-color="#ffffff" loext:char-shading-value="0" style:font-size-asian="10.5pt" style:font-weight-asian="normal" style:font-name-complex="Helvetica3" style:font-size-complex="10.5pt" style:font-weight-complex="normal"/>
    </style:style>
    <style:style style:name="T109" style:family="text">
      <style:text-properties fo:color="#000000" style:font-name="Helvetica1" fo:font-size="10.5pt" fo:font-weight="normal" officeooo:rsid="007b8e3c" fo:background-color="#ffffff" loext:char-shading-value="0" style:font-size-asian="10.5pt" style:font-weight-asian="normal" style:font-name-complex="Helvetica3" style:font-size-complex="10.5pt" style:font-weight-complex="normal"/>
    </style:style>
    <style:style style:name="T110" style:family="text">
      <style:text-properties fo:color="#000000" style:font-name="Helvetica1" fo:font-size="10.5pt" fo:font-weight="normal" officeooo:rsid="007e05a3" fo:background-color="#ffffff" loext:char-shading-value="0" style:font-size-asian="10.5pt" style:font-weight-asian="normal" style:font-name-complex="Helvetica3" style:font-size-complex="10.5pt" style:font-weight-complex="normal"/>
    </style:style>
    <style:style style:name="T111" style:family="text">
      <style:text-properties fo:color="#000000" style:font-name="Helvetica1" fo:font-size="10.5pt" fo:font-weight="normal" officeooo:rsid="007fe5b3" fo:background-color="#ffffff" loext:char-shading-value="0" style:font-size-asian="10.5pt" style:font-weight-asian="normal" style:font-name-complex="Helvetica3" style:font-size-complex="10.5pt" style:font-weight-complex="normal"/>
    </style:style>
    <style:style style:name="T112" style:family="text">
      <style:text-properties fo:color="#000000" style:font-name="Helvetica1" fo:font-size="10.5pt" fo:font-weight="normal" officeooo:rsid="008188bc" fo:background-color="#ffffff" loext:char-shading-value="0" style:font-size-asian="10.5pt" style:font-weight-asian="normal" style:font-name-complex="Helvetica3" style:font-size-complex="10.5pt" style:font-weight-complex="normal"/>
    </style:style>
    <style:style style:name="T113" style:family="text">
      <style:text-properties fo:color="#000000" style:font-name="Helvetica1" fo:font-size="10.5pt" fo:font-weight="normal" officeooo:rsid="008553f0" fo:background-color="#ffffff" loext:char-shading-value="0" style:font-size-asian="10.5pt" style:font-weight-asian="normal" style:font-name-complex="Helvetica3" style:font-size-complex="10.5pt" style:font-weight-complex="normal"/>
    </style:style>
    <style:style style:name="T114" style:family="text">
      <style:text-properties fo:color="#000000" style:font-name="Helvetica1" fo:font-size="10.5pt" fo:font-weight="normal" officeooo:rsid="00866aec" fo:background-color="#ffffff" loext:char-shading-value="0" style:font-size-asian="10.5pt" style:font-weight-asian="normal" style:font-name-complex="Helvetica3" style:font-size-complex="10.5pt" style:font-weight-complex="normal"/>
    </style:style>
    <style:style style:name="T115" style:family="text">
      <style:text-properties fo:color="#000000" style:font-name="Helvetica1" fo:font-size="10.5pt" fo:font-weight="normal" officeooo:rsid="008d7cb6" fo:background-color="#ffffff" loext:char-shading-value="0" style:font-size-asian="10.5pt" style:font-weight-asian="normal" style:font-name-complex="Helvetica3" style:font-size-complex="10.5pt" style:font-weight-complex="normal"/>
    </style:style>
    <style:style style:name="T116" style:family="text">
      <style:text-properties fo:color="#000000" style:font-name="Helvetica1" fo:font-size="10.5pt" fo:font-weight="normal" officeooo:rsid="005ab483" fo:background-color="transparent" loext:char-shading-value="0" style:font-size-asian="10.5pt" style:font-weight-asian="normal" style:font-name-complex="Helvetica3" style:font-size-complex="10.5pt" style:font-weight-complex="normal"/>
    </style:style>
    <style:style style:name="T117" style:family="text">
      <style:text-properties fo:color="#000000" style:font-name="Helvetica1" fo:font-size="10.5pt" fo:font-weight="normal" officeooo:rsid="005edb36" fo:background-color="transparent" loext:char-shading-value="0" style:font-size-asian="10.5pt" style:font-weight-asian="normal" style:font-name-complex="Helvetica3" style:font-size-complex="10.5pt" style:font-weight-complex="normal"/>
    </style:style>
    <style:style style:name="T118" style:family="text">
      <style:text-properties fo:color="#000000" style:font-name="Helvetica1" fo:font-size="10.5pt" fo:font-weight="normal" officeooo:rsid="00612d5b" fo:background-color="transparent" loext:char-shading-value="0" style:font-size-asian="10.5pt" style:font-weight-asian="normal" style:font-name-complex="Helvetica3" style:font-size-complex="10.5pt" style:font-weight-complex="normal"/>
    </style:style>
    <style:style style:name="T119" style:family="text">
      <style:text-properties fo:color="#000000" style:font-name="Helvetica1" fo:font-size="10.5pt" fo:font-weight="normal" officeooo:rsid="008bb862" fo:background-color="transparent" loext:char-shading-value="0" style:font-size-asian="10.5pt" style:font-weight-asian="normal" style:font-name-complex="Helvetica3" style:font-size-complex="10.5pt" style:font-weight-complex="normal"/>
    </style:style>
    <style:style style:name="T120" style:family="text">
      <style:text-properties officeooo:rsid="0006adcf"/>
    </style:style>
    <style:style style:name="T121" style:family="text">
      <style:text-properties officeooo:rsid="006de001"/>
    </style:style>
    <style:style style:name="T122" style:family="text">
      <style:text-properties fo:color="#808080" style:font-name="Helvetica1" fo:font-size="10.5pt" fo:font-weight="normal" officeooo:rsid="001c3256" fo:background-color="#ffffff" loext:char-shading-value="0" style:font-size-asian="10.5pt" style:font-weight-asian="normal" style:font-name-complex="Helvetica3" style:font-size-complex="10.5pt" style:font-weight-complex="normal"/>
    </style:style>
    <style:style style:name="T123" style:family="text">
      <style:text-properties fo:color="#808080" style:font-name="Helvetica1" fo:font-size="10.5pt" fo:font-weight="normal" officeooo:rsid="00866aec" fo:background-color="#ffffff" loext:char-shading-value="0" style:font-size-asian="10.5pt" style:font-weight-asian="normal" style:font-name-complex="Helvetica3" style:font-size-complex="10.5pt" style:font-weight-complex="normal"/>
    </style:style>
    <style:style style:name="T124" style:family="text">
      <style:text-properties fo:color="#808080" style:font-name="Helvetica1" fo:font-size="10.5pt" fo:font-weight="normal" officeooo:rsid="008d7cb6" fo:background-color="#ffffff" loext:char-shading-value="0" style:font-size-asian="10.5pt" style:font-weight-asian="normal" style:font-name-complex="Helvetica3" style:font-size-complex="10.5pt" style:font-weight-complex="normal"/>
    </style:style>
    <style:style style:name="T125" style:family="text">
      <style:text-properties fo:color="#808080" style:font-name="Helvetica" fo:font-size="10.5pt" fo:font-weight="normal" officeooo:rsid="0020aa99" fo:background-color="#ffffff" loext:char-shading-value="0" style:font-size-asian="10.5pt" style:font-weight-asian="normal" style:font-name-complex="Helvetica3" style:font-size-complex="10.5pt" style:font-weight-complex="normal"/>
    </style:style>
    <style:style style:name="T126" style:family="text">
      <style:text-properties fo:color="#808080" style:font-name="Helvetica" fo:font-size="10.5pt" fo:font-weight="normal" officeooo:rsid="00242200" fo:background-color="#ffffff" loext:char-shading-value="0" style:font-size-asian="10.5pt" style:font-weight-asian="normal" style:font-name-complex="Helvetica3" style:font-size-complex="10.5pt" style:font-weight-complex="normal"/>
    </style:style>
    <style:style style:name="T127" style:family="text">
      <style:text-properties fo:color="#2a6099" style:font-name="Helvetica1" fo:font-size="10.5pt" fo:background-color="#ffffff" loext:char-shading-value="0" style:font-size-asian="10.5pt" style:font-name-complex="Helvetica3" style:font-size-complex="10.5pt"/>
    </style:style>
    <style:style style:name="T1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120">PLANIFICACIÓN</text:span> DE PROYECTOS</text:p>
      <text:p text:style-name="P16"><text:span text:style-name="T5">Cuando planifiques un proyecto, tienes que contestarte a las siguientes preguntas:</text:span><text:span text:style-name="apple-converted-space"><text:span text:style-name="T5"> </text:span></text:span></text:p>
      <text:p text:style-name="P18"><text:span text:style-name="Strong"><text:span text:style-name="T5">1. Qué--------------Quieres hacer-----------------Descripción y Finalidad.<text:line-break/></text:span></text:span><text:span text:style-name="Strong"><text:span text:style-name="T20">Un sistema informático que </text:span></text:span><office:annotation office:name="__Annotation__983_476601348"><dc:creator>Ismael Ponce</dc:creator><dc:date>2020-02-20T18:01:58.358000000</dc:date><loext:sender-initials>IP</loext:sender-initials><text:p text:style-name="P66"><text:span text:style-name="T128">Monitorizar o mapear, buscar el sinónimo o la palabra correcta y apropiada para una descripción sencilla.</text:span></text:p></office:annotation><text:span text:style-name="Strong"><text:span text:style-name="T21">monitorice</text:span></text:span><office:annotation-end office:name="__Annotation__983_476601348"/><text:span text:style-name="Strong"><text:span text:style-name="T21"> el sector productivo </text:span></text:span><text:span text:style-name="Strong"><text:span text:style-name="T22">de la </text:span></text:span><text:span text:style-name="Strong"><text:span text:style-name="T21">cultural </text:span></text:span><text:span text:style-name="Strong"><text:span text:style-name="T22">local.</text:span></text:span></text:p>
      <text:p text:style-name="P19"><text:span text:style-name="Strong"><text:span text:style-name="T5">2. Por qué-----------Lo quieres hacer-------------Fundamentación.<text:line-break/></text:span></text:span><text:span text:style-name="Strong"><text:span text:style-name="T40">P</text:span></text:span><text:span text:style-name="Strong"><text:span text:style-name="T43">orque hay que crear información.</text:span></text:span></text:p>
      <text:p text:style-name="P18"><text:span text:style-name="Strong"><text:span text:style-name="T5">3. Para qué---------Se quiere hacer--------------Objetivos.<text:line-break/></text:span></text:span><text:span text:style-name="Strong"><text:span text:style-name="T22">Para </text:span></text:span><text:span text:style-name="Strong"><text:span text:style-name="T40">c</text:span></text:span><text:span text:style-name="Strong"><text:span text:style-name="T41">omplementar</text:span></text:span><text:span text:style-name="Strong"><text:span text:style-name="T22"> políticas publicas </text:span></text:span><text:span text:style-name="Strong"><text:span text:style-name="T27">culturales</text:span></text:span><text:span text:style-name="Strong"><text:span text:style-name="T22">.</text:span></text:span></text:p>
      <text:p text:style-name="P20"><text:span text:style-name="Strong"><text:span text:style-name="T5">4. Cuánto------------Quieres conseguir-----------Metas.<text:line-break/></text:span></text:span><text:span text:style-name="Strong"><text:span text:style-name="T40">D</text:span></text:span><text:span text:style-name="Strong"><text:span text:style-name="T41">esarrollar el sistema, ponerlo en funcionamiento, publicar resultados, legislar con información.</text:span></text:span></text:p>
      <text:p text:style-name="P20"><text:span text:style-name="Strong"><text:span text:style-name="T5">5. Dónde-------------Se quiere hacer--------------Localización Física.<text:line-break/></text:span></text:span><text:span text:style-name="Strong"><text:span text:style-name="T22">P</text:span></text:span><text:span text:style-name="Strong"><text:span text:style-name="T23">aso de los Libres.</text:span></text:span></text:p>
      <text:p text:style-name="P22"><text:span text:style-name="Strong"><text:span text:style-name="T5">6. Cómo--------------Se va a hacer-----------------Actividades y Tareas.<text:line-break/></text:span></text:span><text:span text:style-name="Strong"><text:span text:style-name="T27">A</text:span></text:span><text:span text:style-name="Strong"><text:span text:style-name="T24">nalizar el problema,</text:span></text:span><text:span text:style-name="Strong"><text:span text:style-name="T38"> </text:span></text:span><text:span text:style-name="Strong"><text:span text:style-name="T24">diseñar el sistema</text:span></text:span><text:span text:style-name="Strong"><text:span text:style-name="T37">, </text:span></text:span><text:span text:style-name="Strong"><text:span text:style-name="T28">crear diagramas</text:span></text:span><text:span text:style-name="Strong"><text:span text:style-name="T24">, planificar </text:span></text:span><text:span text:style-name="Strong"><text:span text:style-name="T28">el</text:span></text:span><text:span text:style-name="Strong"><text:span text:style-name="T24"> desarrollo</text:span></text:span><text:span text:style-name="Strong"><text:span text:style-name="T37">, </text:span></text:span><text:span text:style-name="Strong"><text:span text:style-name="T28">organizar </text:span></text:span><text:span text:style-name="Strong"><text:span text:style-name="T43">feedback</text:span></text:span><text:span text:style-name="Strong"><text:span text:style-name="T24"> con organismos culturales </text:span></text:span><text:span text:style-name="Strong"><text:span text:style-name="T26">(¿como </text:span></text:span><text:span text:style-name="Strong"><text:span text:style-name="T29">ejecutar</text:span></text:span><text:span text:style-name="Strong"><text:span text:style-name="T26"> el mec?</text:span></text:span><text:span text:style-name="Strong"><text:span text:style-name="T29">¿como legislar con datos?</text:span></text:span><text:span text:style-name="Strong"><text:span text:style-name="T26">)</text:span></text:span><text:span text:style-name="Strong"><text:span text:style-name="T24">, planificar su puesta en marcha, </text:span></text:span><text:span text:style-name="Strong"><text:span text:style-name="T30">ejecución</text:span></text:span><text:span text:style-name="Strong"><text:span text:style-name="T29">, </text:span></text:span><text:span text:style-name="Strong"><text:span text:style-name="T24">publicar los resultados</text:span></text:span><text:span text:style-name="Strong"><text:span text:style-name="T25">.</text:span></text:span></text:p>
      <text:p text:style-name="P23"><text:span text:style-name="Strong"><text:span text:style-name="T5">7. Cuándo-----------Se va a hacer-----------------Calendario.<text:line-break/></text:span></text:span><text:span text:style-name="Strong"><text:span text:style-name="T45">A</text:span></text:span><text:span text:style-name="Strong"><text:span text:style-name="T44">ño 20</text:span></text:span><text:span text:style-name="Strong"><text:span text:style-name="T48">XX</text:span></text:span><text:span text:style-name="Strong"><text:span text:style-name="T44">.</text:span></text:span></text:p>
      <text:p text:style-name="P21"><text:span text:style-name="Strong"><text:span text:style-name="T5">8. A quiénes--------Va dirigido----------------------Destinatarios.</text:span></text:span><text:span text:style-name="apple-converted-space"><text:span text:style-name="T8"><text:line-break/></text:span></text:span><text:span text:style-name="Strong"><text:span text:style-name="T40">T</text:span></text:span><text:span text:style-name="Strong"><text:span text:style-name="T42">rabajadores del sector cultural </text:span></text:span><text:span text:style-name="Strong"><text:span text:style-name="T46">y/o educativo / </text:span></text:span><text:span text:style-name="Strong"><text:span text:style-name="T47">académico.</text:span></text:span></text:p>
      <text:p text:style-name="P24"><text:span text:style-name="Strong"><text:span text:style-name="T5">9. Quiénes-----------Lo van a hacer---------------Recursos Humanos.<text:line-break/></text:span></text:span><text:span text:style-name="Strong"><text:span text:style-name="T45">Recursos humanos de desarrollo y puesta en marcha</text:span></text:span><text:span text:style-name="Strong"><text:span text:style-name="T44">.</text:span></text:span></text:p>
      <text:p text:style-name="P24"><text:span text:style-name="Strong"><text:span text:style-name="T5">10. a) Con qué-----------Se va a hacer----------------Recursos Materiales.</text:span></text:span><text:span text:style-name="apple-converted-space"><text:span text:style-name="T8"> <text:line-break/><text:tab/></text:span></text:span><text:span text:style-name="Strong"><text:span text:style-name="T45">Recursos materiales de desarrollo y puesta en marcha</text:span></text:span><text:span text:style-name="Strong"><text:span text:style-name="T44">.</text:span></text:span></text:p>
      <text:p text:style-name="P24"><text:span text:style-name="Strong"><text:span text:style-name="T5"><text:s text:c="7"/>b) Con qué-----------Se va a costear--------------Recursos Financieros.<text:line-break/><text:tab/></text:span></text:span><text:span text:style-name="Strong"><text:span text:style-name="T45">Aportes públicos y privados</text:span></text:span><text:span text:style-name="Strong"><text:span text:style-name="T44">.</text:span></text:span></text:p>
      <text:p text:style-name="P25">Las respuestas a estas preguntas <text:s/>te proporcionarán los datos y la información mínima para poder tomar una serie de decisiones que te pueden ayudar a considerar y descartar propuestas y a organizarte adecuadamente.</text:p>
      <text:p text:style-name="P26"><text:span text:style-name="T1">Una vez que has planificado tu proyecto, ya puedes ponerte a redactarlo. A pesar de todo, tienes que mentalizarte de que tu planificación siempre se va a encontrar con muchas </text:span><text:span text:style-name="T3">incertidumbres.</text:span><text:span text:style-name="T1"> </text:span></text:p>
      <text:p text:style-name="P25"><text:bookmark text:name="_GoBack"/>Nadie puede predecir el futuro y es posible que cambien las circunstancias bajo las cuales ideaste tu proyecto. </text:p>
      <text:p text:style-name="P25">En principio, tu proyecto debe constar de las partes <text:s/>enumeradas a continuación, aunque la variedad de proyectos puede ser tan grande que, en ocasiones, tendrás que apartarte un poco del esquema dado. </text:p>
      <text:p text:style-name="P16"><text:span text:style-name="Strong"><text:span text:style-name="T18">Para diseñar bien un proyecto tienes que incluir los siguientes contenidos:</text:span></text:span><text:span text:style-name="apple-converted-space"><text:span text:style-name="T18"> </text:span></text:span></text:p>
      <text:list xml:id="list1981266577" text:style-name="WWNum6">
        <text:list-item>
          <text:p text:style-name="P29"><text:span text:style-name="Strong"><text:span text:style-name="T127">Nombre o título de un proyecto</text:span></text:span><text:span text:style-name="Strong"><text:span text:style-name="T5"><text:line-break/></text:span></text:span><text:span text:style-name="Strong"><text:span text:style-name="T50">Proyecto S.P.C</text:span></text:span><text:span text:style-name="Strong"><text:span text:style-name="T49">. </text:span></text:span><text:span text:style-name="Strong"><text:span text:style-name="T50">(Sector Productivo Cultural)</text:span></text:span></text:p>
        </text:list-item>
        <text:list-item>
          <text:p text:style-name="P30"><text:span text:style-name="Strong"><text:span text:style-name="T127">Descripción:</text:span></text:span><text:span text:style-name="apple-converted-space"><text:span text:style-name="T5"> </text:span></text:span><text:span text:style-name="T5">Explicación breve del proyecto.</text:span><text:span text:style-name="T6"><text:line-break/></text:span><text:span text:style-name="T20">El </text:span><text:span text:style-name="T35">PSPC </text:span><text:span text:style-name="T36">ofrece</text:span><text:span text:style-name="T35"> la creación y </text:span><text:span text:style-name="T36">ejecución</text:span><text:span text:style-name="T35"> de un </text:span><text:span text:style-name="T39">sistema de trabajo de conocimiento, </text:span><text:span text:style-name="T34">herramienta que </text:span><text:span text:style-name="T33">asist</text:span><text:span text:style-name="T39">irá</text:span><text:span text:style-name="T33"> </text:span><text:span text:style-name="T31">e</text:span><text:span text:style-name="T33">n </text:span><text:span text:style-name="T36">el</text:span><text:span text:style-name="T33"> monitoreo </text:span><text:span text:style-name="T34">d</text:span><text:span text:style-name="T33">el</text:span><text:span text:style-name="T32"> sector productivo de la cultura.</text:span></text:p>
        </text:list-item>
        <text:list-item>
          <text:p text:style-name="P31"><text:span text:style-name="Strong"><text:span text:style-name="T127">Fundamentación:</text:span></text:span><text:span text:style-name="apple-converted-space"><text:span text:style-name="T5"> </text:span></text:span><text:span text:style-name="T5">Razones por las que se necesita realizar el proyecto.<text:line-break/></text:span><text:span text:style-name="Strong"><text:span text:style-name="T122">Porque hay que crear información</text:span></text:span><text:span text:style-name="Strong"><text:span text:style-name="T125">…” </text:span></text:span><office:annotation office:name="__Annotation__1206_2767249020"><dc:creator>Ismael Ponce</dc:creator><dc:date>2020-02-21T17:54:35.841000000</dc:date><loext:sender-initials>IP</loext:sender-initials><text:p text:style-name="P66"><text:span text:style-name="T128">Como medir la participación cultural, pagina 10</text:span></text:p></office:annotation><text:span text:style-name="Strong"><text:span text:style-name="T126">L</text:span></text:span><text:span text:style-name="Strong"><text:span text:style-name="T125">a necesidad de una encuesta de participación cultural es principalmente impulsada por una perspectiva de política social amplia y se concentra en medir el alcance del compromiso de la población (público, artista, intérprete) en una amplia </text:span></text:span><text:span text:style-name="Strong"><text:span text:style-name="T126">variedad</text:span></text:span><office:annotation-end office:name="__Annotation__1206_2767249020"/><text:span text:style-name="Strong"><text:span text:style-name="T125"> “…</text:span></text:span><text:span text:style-name="Strong"><text:span text:style-name="T52"> </text:span></text:span><text:span text:style-name="Strong"><text:span text:style-name="T53"><text:line-break/></text:span></text:span><text:span text:style-name="Strong"><text:span text:style-name="T54">Monitorear el sector productivo </text:span></text:span><text:span text:style-name="Strong"><text:span text:style-name="T55">cultural es estudiarlo de forma dinámica para crear información,</text:span></text:span><text:span text:style-name="Strong"><text:span text:style-name="T56"> parte fundamental de las sociedades </text:span></text:span><text:span text:style-name="Strong"><text:span text:style-name="T57">que saben como</text:span></text:span><text:span text:style-name="Strong"><text:span text:style-name="T56"> impulsar el sector publico </text:span></text:span><text:span text:style-name="Strong"><text:span text:style-name="T109">y</text:span></text:span><text:span text:style-name="Strong"><text:span text:style-name="T56"> privado, </text:span></text:span><text:span text:style-name="Strong"><text:span text:style-name="T57">ser sustentables y</text:span></text:span><text:span text:style-name="Strong"><text:span text:style-name="T56"> </text:span></text:span><text:span text:style-name="Strong"><text:span text:style-name="T57">proyectarse</text:span></text:span><text:span text:style-name="Strong"><text:span text:style-name="T55">.</text:span></text:span><text:span text:style-name="Strong"><text:span text:style-name="T59"><text:line-break/></text:span></text:span><text:span text:style-name="Strong"><text:span text:style-name="T67">Actualmente no es factible d</text:span></text:span><text:span text:style-name="Strong"><text:span text:style-name="T65">esarrollar un análisis </text:span></text:span><text:span text:style-name="Strong"><text:span text:style-name="T64">con información estadística </text:span></text:span><text:span text:style-name="Strong"><text:span text:style-name="T66">sobre </text:span></text:span><text:span text:style-name="Strong"><text:span text:style-name="T62">los factores que envuelven a</text:span></text:span><text:span text:style-name="Strong"><text:span text:style-name="T64">l sector productivo de</text:span></text:span><text:span text:style-name="Strong"><text:span text:style-name="T62"> la cultura </text:span></text:span><text:span text:style-name="Strong"><text:span text:style-name="T72">local</text:span></text:span><text:span text:style-name="Strong"><text:span text:style-name="T62">, </text:span></text:span><text:span text:style-name="Strong"><text:span text:style-name="T67">t</text:span></text:span><text:span text:style-name="Strong"><text:span text:style-name="T66">ampoco existe en el mercado un servicio </text:span></text:span><text:span text:style-name="Strong"><text:span text:style-name="T67">de sistema</text:span></text:span><text:span text:style-name="Strong"><text:span text:style-name="T66"> </text:span></text:span><text:span text:style-name="Strong"><text:span text:style-name="T108">para</text:span></text:span><text:span text:style-name="Strong"><text:span text:style-name="T67"> instituciones</text:span></text:span><text:span text:style-name="Strong"><text:span text:style-name="T66"> </text:span></text:span><text:span text:style-name="Strong"><text:span text:style-name="T67">culturales</text:span></text:span><text:span text:style-name="Strong"><text:span text:style-name="T66">. </text:span></text:span><text:span text:style-name="Strong"><text:span text:style-name="T68">Sin embargo, el </text:span></text:span><text:span text:style-name="Strong"><text:span text:style-name="T71">S</text:span></text:span><text:span text:style-name="Strong"><text:span text:style-name="T68">istema de </text:span></text:span><text:span text:style-name="Strong"><text:span text:style-name="T71">I</text:span></text:span><text:span text:style-name="Strong"><text:span text:style-name="T68">nformación </text:span></text:span><text:span text:style-name="Strong"><text:span text:style-name="T71">C</text:span></text:span><text:span text:style-name="Strong"><text:span text:style-name="T68">ultural de la </text:span></text:span><text:span text:style-name="Strong"><text:span text:style-name="T71">A</text:span></text:span><text:span text:style-name="Strong"><text:span text:style-name="T68">rgentina (SinCA) posee una extensa base de datos </text:span></text:span><text:span text:style-name="Strong"><text:span text:style-name="T71">i</text:span></text:span><text:span text:style-name="Strong"><text:span text:style-name="T83">ntegrada</text:span></text:span><text:span text:style-name="Strong"><text:span text:style-name="T71"> por</text:span></text:span><text:span text:style-name="Strong"><text:span text:style-name="T68"> </text:span></text:span><text:span text:style-name="Strong"><text:span text:style-name="T71">la Cuenta Satélite de Cultura en la Argentina</text:span></text:span><text:span text:style-name="Strong"><text:span text:style-name="T83">,</text:span></text:span><text:span text:style-name="Strong"><text:span text:style-name="T71"> promovida por Secretaría de Cultura de la Nación e Instituto Nacional de Estadística y Censos; </text:span></text:span><text:span text:style-name="Strong"><text:span text:style-name="T84">el inconveniente</text:span></text:span><text:span text:style-name="Strong"><text:span text:style-name="T71"> </text:span></text:span><text:span text:style-name="Strong"><text:span text:style-name="T84">con esta plataforma </text:span></text:span><text:span text:style-name="Strong"><text:span text:style-name="T83">e</text:span></text:span><text:span text:style-name="Strong"><text:span text:style-name="T84">s</text:span></text:span><text:span text:style-name="Strong"><text:span text:style-name="T86"> </text:span></text:span><text:span text:style-name="Strong"><text:span text:style-name="T84">el criterio nacional adoptado para</text:span></text:span><text:span text:style-name="Strong"><text:span text:style-name="T83"> </text:span></text:span><text:span text:style-name="Strong"><text:span text:style-name="T68">l</text:span></text:span><text:span text:style-name="Strong"><text:span text:style-name="T63">as mediciones existentes, </text:span></text:span><office:annotation office:name="__Annotation__1848_191066797"><dc:creator>Ismael Ponce</dc:creator><dc:date>2020-02-25T21:00:15.772000000</dc:date><loext:sender-initials>IP</loext:sender-initials><text:p text:style-name="P66"><text:span text:style-name="T128">...</text:span></text:p></office:annotation><text:span text:style-name="Strong"><text:span text:style-name="T116">no </text:span></text:span><text:span text:style-name="Strong"><text:span text:style-name="T118">es un sistema</text:span></text:span><text:span text:style-name="Strong"><text:span text:style-name="T117"> </text:span></text:span><text:span text:style-name="Strong"><text:span text:style-name="T118">diseñado</text:span></text:span><text:span text:style-name="Strong"><text:span text:style-name="T117"> para</text:span></text:span><text:span text:style-name="Strong"><text:span text:style-name="T116"> </text:span></text:span><text:span text:style-name="Strong"><text:span text:style-name="T119">representar esta ciudad</text:span></text:span><text:span text:style-name="Strong"><text:span text:style-name="T117">.</text:span></text:span><office:annotation-end office:name="__Annotation__1848_191066797"/><text:span text:style-name="Strong"><text:span text:style-name="T66"><text:line-break/>La creación de una herramienta que </text:span></text:span><text:span text:style-name="Strong"><text:span text:style-name="T60">administre datos, los procese </text:span></text:span><text:span text:style-name="Strong"><text:span text:style-name="T61">y </text:span></text:span><text:span text:style-name="Strong"><text:span text:style-name="T60">produzca información que</text:span></text:span><text:span text:style-name="Strong"><text:span text:style-name="T57"> </text:span></text:span><text:span text:style-name="Strong"><text:span text:style-name="T58">asista en las mediciones del </text:span></text:span><text:span text:style-name="Strong"><text:span text:style-name="T66">sector productivo cultural; </text:span></text:span><text:span text:style-name="Strong"><text:span text:style-name="T69">es </text:span></text:span><text:span text:style-name="Strong"><text:span text:style-name="T64">un paso estratégico para resolver problemas elementales en la sociedad y un cambio de paradigma al desarrollar políticas publicas.<text:line-break/></text:span></text:span><text:span text:style-name="Strong"><text:span text:style-name="T73">El marco estadístico cultural </text:span></text:span><text:span text:style-name="Strong"><text:span text:style-name="T77">(MEC) </text:span></text:span><text:span text:style-name="Strong"><text:span text:style-name="T73">fue creado por UNESCO </text:span></text:span><text:span text:style-name="Strong"><text:span text:style-name="T108">y </text:span></text:span><text:span text:style-name="Strong"><text:span text:style-name="T109">su</text:span></text:span><text:span text:style-name="Strong"><text:span text:style-name="T108"> contenido se encuentra disponible en internet; </text:span></text:span><text:span text:style-name="Strong"><text:span text:style-name="T109">como también sucede</text:span></text:span><text:span text:style-name="Strong"><text:span text:style-name="T73"> </text:span></text:span><text:span text:style-name="Strong"><text:span text:style-name="T109">con L</text:span></text:span><text:span text:style-name="Strong"><text:span text:style-name="T73">os </text:span></text:span><office:annotation office:name="__Annotation__1906_838085499"><dc:creator>Ismael Ponce</dc:creator><dc:date>2020-02-25T22:41:46.281000000</dc:date><loext:sender-initials>IP</loext:sender-initials><text:p text:style-name="P66"><text:span text:style-name="T128">Buscar ley N°</text:span></text:p></office:annotation><text:span text:style-name="Strong"><text:span text:style-name="T73">Principios y Estándares de Servicios Digitales de la </text:span></text:span><text:span text:style-name="Strong"><text:span text:style-name="T85">A</text:span></text:span><text:span text:style-name="Strong"><text:span text:style-name="T73">dministración </text:span></text:span><text:span text:style-name="Strong"><text:span text:style-name="T85">P</text:span></text:span><text:span text:style-name="Strong"><text:span text:style-name="T73">ública</text:span></text:span><office:annotation-end office:name="__Annotation__1906_838085499"/><text:span text:style-name="Strong"><text:span text:style-name="T73"> </text:span></text:span><text:span text:style-name="Strong"><text:span text:style-name="T109">creados </text:span></text:span><text:span text:style-name="Strong"><text:span text:style-name="T73">por l</text:span></text:span><text:span text:style-name="Strong"><text:span text:style-name="T81">a</text:span></text:span><text:span text:style-name="Strong"><text:span text:style-name="T73"> Oficina Nacional de Tecnologías de Información, </text:span></text:span><text:span text:style-name="Strong"><text:span text:style-name="T110">documento que estandariza el desarrollo de software publico en Argentina</text:span></text:span><text:span text:style-name="Strong"><text:span text:style-name="T73">.</text:span></text:span><text:span text:style-name="Strong"><text:span text:style-name="T74"><text:line-break/>Continuar un camino de </text:span></text:span><text:span text:style-name="Strong"><text:span text:style-name="T75">esfuerzos que no se puede medir tiene consecuencia</text:span></text:span><text:span text:style-name="Strong"><text:span text:style-name="T77">s superiores</text:span></text:span><text:span text:style-name="Strong"><text:span text:style-name="T75"> en las generaciones futuras </text:span></text:span><text:span text:style-name="Strong"><text:span text:style-name="T86">y</text:span></text:span><text:span text:style-name="Strong"><text:span text:style-name="T75"> en el corto plazo los efectos de la no intervención, </text:span></text:span><text:span text:style-name="Strong"><text:span text:style-name="T88">es decir, </text:span></text:span><text:span text:style-name="Strong"><text:span text:style-name="T89">si las políticas culturales no se sostienen</text:span></text:span><text:span text:style-name="Strong"><text:span text:style-name="T76"> </text:span></text:span><text:span text:style-name="Strong"><text:span text:style-name="T89">por</text:span></text:span><text:span text:style-name="Strong"><text:span text:style-name="T75"> evidencias; </text:span></text:span><text:span text:style-name="Strong"><text:span text:style-name="T89">l</text:span></text:span><text:span text:style-name="Strong"><text:span text:style-name="T86">os trabajadores del sector productivo </text:span></text:span><text:span text:style-name="Strong"><text:span text:style-name="T87">serán</text:span></text:span><text:span text:style-name="Strong"><text:span text:style-name="T86"> afectados debido a</text:span></text:span><text:span text:style-name="Strong"><text:span text:style-name="T75"> </text:span></text:span><text:span text:style-name="Strong"><text:span text:style-name="T76">la desigualdad </text:span></text:span><text:span text:style-name="Strong"><text:span text:style-name="T86">existente </text:span></text:span><text:span text:style-name="Strong"><text:span text:style-name="T76">en la distribución de los recursos. </text:span></text:span><text:span text:style-name="Strong"><text:span text:style-name="T111">Problema vinculado al desconocimiento de la capacidad productiva cultural actual </text:span></text:span><text:span text:style-name="Strong"><text:span text:style-name="T112">y que produce la marginación sistemática de determinados sectores</text:span></text:span><text:span text:style-name="Strong"><text:span text:style-name="T76"> </text:span></text:span><text:span text:style-name="Strong"><text:span text:style-name="T112">culturales.</text:span></text:span><text:span text:style-name="Strong"><text:span text:style-name="T76"><text:line-break/></text:span></text:span><text:span text:style-name="Strong"><text:span text:style-name="T77">Un sistema informático f</text:span></text:span><text:span text:style-name="Strong"><text:span text:style-name="T88">undamentado</text:span></text:span><text:span text:style-name="Strong"><text:span text:style-name="T77"> en el MEC, </text:span></text:span><text:span text:style-name="Strong"><text:span text:style-name="T78">que asista en el monitoreo del sector productivo cultural y brinde soporte al análisis territorial, </text:span></text:span><text:span text:style-name="Strong"><text:span text:style-name="T77">es </text:span></text:span><text:span text:style-name="Strong"><text:span text:style-name="T82">adecuado</text:span></text:span><text:span text:style-name="Strong"><text:span text:style-name="T77"> </text:span></text:span><text:span text:style-name="Strong"><text:span text:style-name="T82">dada la</text:span></text:span><text:span text:style-name="Strong"><text:span text:style-name="T78"> situación geográfica</text:span></text:span><text:span text:style-name="Strong"><text:span text:style-name="T77">, </text:span></text:span><text:span text:style-name="Strong"><text:span text:style-name="T78">el</text:span></text:span><text:span text:style-name="Strong"><text:span text:style-name="T77"> marco </text:span></text:span><text:span text:style-name="Strong"><text:span text:style-name="T86">es</text:span></text:span><text:span text:style-name="Strong"><text:span text:style-name="T88">tablece</text:span></text:span><text:span text:style-name="Strong"><text:span text:style-name="T77"> </text:span></text:span><text:span text:style-name="Strong"><text:span text:style-name="T78">la comparación internacional de bienes y servicios culturales.<text:line-break/></text:span></text:span><text:span text:style-name="Strong"><text:span text:style-name="T51"><text:line-break/></text:span></text:span><text:span text:style-name="Strong"><text:span text:style-name="T14">En esta parte tienes que explicar las razones que justifican la realización del proyecto. Para que la fundamentación sea completa y correcta, tienes que tratar dos cuestiones:</text:span></text:span><text:span text:style-name="apple-converted-space"><text:span text:style-name="T14"> </text:span></text:span></text:p>
          <text:p text:style-name="P49"><text:span text:style-name="T2">Tienes que explicar la importancia y la urgencia del problema a solucionar</text:span><text:span text:style-name="T1">. Los problemas que puedan dar lugar a un proyecto pueden ser muy variados: Hay una necesidad y no existe un servicio para satisfacerla, el servicio existente es insuficiente, se quiere mejorar la calidad de la prestación, etc. Aparte de mencionar la existencia del problema, también tienes que referirte a su importancia y prioridad. No solo hay que considerar razones técnicas, sino también las razones políticas. Cuando expongas este tipo de razones políticas, puedes hacer referencia a tus convicciones personales, pero también a planes existentes y programas ya aprobados que también resalten esas razones políticas que justifican tu proyecto. Asimismo, es bueno que indiques los efectos de la no intervención.</text:span></text:p>
          <text:p text:style-name="P32"><text:span text:style-name="Strong"><text:span text:style-name="T9">Tienes que justificar que tu proyecto es la solución más adecuada para resolver el problema.</text:span></text:span><text:span text:style-name="Strong"><text:span text:style-name="T14"> A menudo, estos dos aspectos, complementarios pero distintos, suelen confundirse. Muchas veces se da por hecho que el problema a resolver es muy importante, sin explicar esa importancia. Otra veces se aportan datos acerca del problema que se pretende resolver con el proyecto, pero no se justifica que el proyecto es lo mejor que se puede hacer en esa situación.</text:span></text:span></text:p>
        </text:list-item>
        <text:list-item>
          <text:p text:style-name="P33"><text:span text:style-name="Strong"><text:span text:style-name="T5">Finalidad:</text:span></text:span><text:span text:style-name="apple-converted-space"><text:span text:style-name="T5"> </text:span></text:span><text:span text:style-name="T5">Que problema social se contribuye a resolver con el logro de los objetivos del proyecto<text:line-break/></text:span><text:span text:style-name="Strong"><text:span text:style-name="T90">Tener la posibilidad de visualizar </text:span></text:span><text:span text:style-name="Strong"><text:span text:style-name="T91">las categorías que componen el sector productivo cultural, </text:span></text:span><text:span text:style-name="Strong"><text:span text:style-name="T92">abre puertas a la</text:span></text:span><text:span text:style-name="Strong"><text:span text:style-name="T91"> </text:span></text:span><text:span text:style-name="Strong"><text:span text:style-name="T92">identificación de sus partes y por lo tanto sus conflictos. Analizar técnicamente el sector es</text:span></text:span><text:span text:style-name="Strong"><text:span text:style-name="T90"> indispensable para </text:span></text:span><text:span text:style-name="Strong"><text:span text:style-name="T92">desarrollar </text:span></text:span><text:span text:style-name="Strong"><text:span text:style-name="T93">una </text:span></text:span><text:span text:style-name="Strong"><text:span text:style-name="T92">política publica sustentable</text:span></text:span><text:span text:style-name="Strong"><text:span text:style-name="T90"> </text:span></text:span><text:span text:style-name="Strong"><text:span text:style-name="T105">y</text:span></text:span><text:span text:style-name="Strong"><text:span text:style-name="T94"> </text:span></text:span><text:span text:style-name="Strong"><text:span text:style-name="T90">proponer una solución optima, <text:line-break/></text:span></text:span><office:annotation office:name="__Annotation__2174_3508327595"><dc:creator>Ismael Ponce</dc:creator><dc:date>2020-04-01T02:44:39.094000000</dc:date><loext:sender-initials>IP</loext:sender-initials><text:p text:style-name="P66"><text:span text:style-name="T128">Verificar esto.</text:span></text:p></office:annotation><text:span text:style-name="Strong"><text:span text:style-name="T94">garantizar el articulo 27 de la declaración de los derechos humanos.</text:span></text:span><office:annotation-end office:name="__Annotation__2174_3508327595"/><text:span text:style-name="Strong"><text:span text:style-name="T70"><text:line-break/><text:line-break/></text:span></text:span><text:span text:style-name="Strong"><text:span text:style-name="T15">Hay que distinguir entre lo que es la finalidad del proyecto y lo que es el objetivo u objetivos del proyecto. </text:span></text:span></text:p>
          <text:list>
            <text:list-header>
              <text:p text:style-name="P50"><text:span text:style-name="T2">-La finalidad de un proyecto es más bien una aspiración a solucionar un problema bastante general</text:span><text:span text:style-name="T1">. </text:span></text:p>
              <text:p text:style-name="P50"><text:span text:style-name="T2">-El objetivo fija unos resultados perfectamente alcanzables mediante la realización del proyecto</text:span><text:span text:style-name="T1">. </text:span></text:p>
            </text:list-header>
          </text:list>
          <text:p text:style-name="P34"><text:span text:style-name="Strong"><text:span text:style-name="T15">No siempre es necesario explicar finalidades últimas. Son más importantes los objetivos. Existe a veces la tendencia a exagerar la finalidad de un proyecto, o bien a expresarla en términos vagos y abstractos. Sin embargo, muchas veces los proyectos son tan pequeños y concretos que no es necesario formular este tipo de fines. Solo cuando se trata de proyectos que se insertan dentro de programas o planes más amplios y tendentes a lograr el desarrollo de algunas áreas o sectores generales, conviene aclarar cuáles son esos fines últimos que justifican la existencia del proyecto.<text:line-break/></text:span></text:span></text:p>
        </text:list-item>
        <text:list-item>
          <text:p text:style-name="P35"><text:span text:style-name="Strong"><text:span text:style-name="T5">Objetivos:</text:span></text:span><text:span text:style-name="apple-converted-space"><text:span text:style-name="T5"> </text:span></text:span><text:span text:style-name="T5">Que se espera conseguir del proyecto en caso de que tenga éxito<text:line-break/></text:span><text:span text:style-name="Strong"><text:span text:style-name="T98">Para c</text:span></text:span><text:span text:style-name="Strong"><text:span text:style-name="T99">omplementar</text:span></text:span><text:span text:style-name="Strong"><text:span text:style-name="T98"> políticas publicas </text:span></text:span><text:span text:style-name="Strong"><text:span text:style-name="T100">culturales</text:span></text:span><text:span text:style-name="Strong"><text:span text:style-name="T98">. </text:span></text:span><text:span text:style-name="Strong"><text:span text:style-name="T101">Para q</text:span></text:span><text:span text:style-name="Strong"><text:span text:style-name="T70">ue se legisle en base a los datos y no a corazonadas, que las </text:span></text:span><text:span text:style-name="Strong"><text:span text:style-name="T79">políticas</text:span></text:span><text:span text:style-name="Strong"><text:span text:style-name="T70"> sean amplias, que se </text:span></text:span><text:span text:style-name="Strong"><text:span text:style-name="T79">acepte</text:span></text:span><text:span text:style-name="Strong"><text:span text:style-name="T70"> la </text:span></text:span><text:span text:style-name="Strong"><text:span text:style-name="T72">transversalidad</text:span></text:span><text:span text:style-name="Strong"><text:span text:style-name="T70"> de la cultura<text:line-break/></text:span></text:span><text:span text:style-name="Strong"><text:span text:style-name="T80"><text:line-break/><text:line-break/></text:span></text:span><text:span text:style-name="Strong"><text:span text:style-name="T16">Un proyecto sin objetivos no es un proyecto; podrá ser un estudio, un trabajo u otra cosa, pero no un proyecto. Es importante que te esfuerces en definir bien los objetivos de manera precisa.<text:line-break/></text:span></text:span><text:span text:style-name="Strong"><text:span text:style-name="T113">Análisis<text:line-break/><text:tab/>Recopilación de datos<text:line-break/><text:tab/><text:tab/></text:span></text:span><text:span text:style-name="Strong"><text:span text:style-name="T114">Realizar entrevistas<text:line-break/><text:tab/><text:tab/>Administrar cuestionarios<text:line-break/><text:tab/><text:tab/></text:span></text:span><text:span text:style-name="Strong"><text:span text:style-name="T123">Leer informes de la compañía</text:span></text:span><text:span text:style-name="Strong"><text:span text:style-name="T114"><text:line-break/><text:tab/><text:tab/>Introducir el prototipo </text:span></text:span><text:span text:style-name="Strong"><text:span text:style-name="T115">(</text:span></text:span><text:span text:style-name="Strong"><text:span text:style-name="T124">¿Va antes o después?</text:span></text:span><text:span text:style-name="Strong"><text:span text:style-name="T115">)</text:span></text:span><text:span text:style-name="Strong"><text:span text:style-name="T114"><text:line-break/><text:tab/><text:tab/>Observar las reacciones al prototipo</text:span></text:span><text:span text:style-name="Strong"><text:span text:style-name="T113"><text:line-break/><text:tab/>Análisis de flujo de datos y decisiones<text:line-break/><text:tab/><text:tab/></text:span></text:span><text:span text:style-name="Strong"><text:span text:style-name="T114">Analizar el flujo de datos</text:span></text:span><text:span text:style-name="Strong"><text:span text:style-name="T113"><text:line-break/><text:tab/>Preparación de la propuesta<text:line-break/><text:tab/><text:tab/></text:span></text:span><text:span text:style-name="Strong"><text:span text:style-name="T114">Realizar el análisis costo-beneficio<text:line-break/><text:tab/><text:tab/>Preparar la propuesta </text:span></text:span><text:span text:style-name="Strong"><text:span text:style-name="T115">(</text:span></text:span><text:span text:style-name="Strong"><text:span text:style-name="T124">Acta de constitución del proyecto</text:span></text:span><text:span text:style-name="Strong"><text:span text:style-name="T115">)</text:span></text:span><text:span text:style-name="Strong"><text:span text:style-name="T114"><text:line-break/><text:tab/><text:tab/>Presentar la propuesta</text:span></text:span><text:span text:style-name="Strong"><text:span text:style-name="T113"><text:line-break/>Diseño<text:line-break/><text:tab/>Diseño de la entrada de datos<text:line-break/><text:tab/>Diseño de las entradas<text:line-break/><text:tab/>Diseño de las salidas<text:line-break/><text:tab/>Organización de los datos<text:line-break/>Implementación</text:span></text:span><text:span text:style-name="Strong"><text:span text:style-name="T106"><text:line-break/><text:tab/></text:span></text:span><text:span text:style-name="Strong"><text:span text:style-name="T113">Implementación<text:line-break/><text:tab/>Evaluación</text:span></text:span><text:span text:style-name="Strong"><text:span text:style-name="T106"><text:line-break/><text:line-break/><text:line-break/><text:line-break/></text:span></text:span><text:span text:style-name="Strong"><text:span text:style-name="T113">I</text:span></text:span><text:span text:style-name="Strong"><text:span text:style-name="T106">dentificación de los problemas, oportunidades y objetivos.<text:line-break/>Determinación de los requerimientos humanos de información.<text:line-break/></text:span></text:span><text:span text:style-name="Strong"><text:span text:style-name="T107">Análisis</text:span></text:span><text:span text:style-name="Strong"><text:span text:style-name="T106"> de las necesidades del sistema.<text:line-break/>Diseño del sistema recomendado<text:line-break/><text:tab/></text:span></text:span><text:span text:style-name="Strong"><text:span text:style-name="T96">D</text:span></text:span><text:span text:style-name="Strong"><text:span text:style-name="T104">iseñar base de datos</text:span></text:span><text:span text:style-name="Strong"><text:span text:style-name="T96">.<text:line-break/><text:tab/></text:span></text:span><text:span text:style-name="Strong"><text:span text:style-name="T104">Crear diagrama de flujo de datos.</text:span></text:span><text:span text:style-name="Strong"><text:span text:style-name="T106"><text:line-break/>Desarrollo y documentación del software.<text:line-break/>Prueba y mantenimiento del sistema.<text:line-break/>Implementación y evaluación del sistema.<text:line-break/></text:span></text:span><text:span text:style-name="Strong"><text:span text:style-name="T104"><text:line-break/><text:line-break/></text:span></text:span><text:span text:style-name="Strong"><text:span text:style-name="T16"><text:line-break/></text:span></text:span><text:span text:style-name="Strong"><text:span text:style-name="T95">Desarrollar un </text:span></text:span><office:annotation office:name="__Annotation__2036_1572112092"><dc:creator>Ismael Ponce</dc:creator><dc:date>2020-02-27T15:59:21.513000000</dc:date><loext:sender-initials>IP</loext:sender-initials><text:p text:style-name="P66"><text:span text:style-name="T128">Análisis y diseño</text:span><text:span text:style-name="T128"><text:line-break/></text:span><text:span text:style-name="T128">pagina 29</text:span></text:p></office:annotation><text:span text:style-name="Strong"><text:span text:style-name="T101">sistema </text:span></text:span><text:span text:style-name="Strong"><text:span text:style-name="T95">de trabajo de conocimiento</text:span></text:span><office:annotation-end office:name="__Annotation__2036_1572112092"/><text:span text:style-name="Strong"><text:span text:style-name="T95"> <text:s/>que </text:span></text:span><text:span text:style-name="Strong"><text:span text:style-name="T96">publique informes estadísticos</text:span></text:span><text:span text:style-name="Strong"><text:span text:style-name="T95"> </text:span></text:span><text:span text:style-name="Strong"><text:span text:style-name="T96">sobre el sector </text:span></text:span><text:span text:style-name="Strong"><text:span text:style-name="T95">productivo </text:span></text:span><text:span text:style-name="Strong"><text:span text:style-name="T96">de la </text:span></text:span><text:span text:style-name="Strong"><text:span text:style-name="T95">cultura local.<text:line-break/></text:span></text:span><text:span text:style-name="Strong"><text:span text:style-name="T103">(Desarrollar un perfil que se vincule con otro - ¿Una persona puede crear un perfil?)</text:span></text:span><text:span text:style-name="Strong"><text:span text:style-name="T95"><text:line-break/></text:span></text:span><text:span text:style-name="Strong"><text:span text:style-name="T96">Desarrollar una plataforma </text:span></text:span><text:span text:style-name="Strong"><text:span text:style-name="T101">para</text:span></text:span><text:span text:style-name="Strong"><text:span text:style-name="T96"> foro virtual.</text:span></text:span><text:span text:style-name="Strong"><text:span text:style-name="T95"><text:line-break/></text:span></text:span><text:span text:style-name="Strong"><text:span text:style-name="T102">Realizar feedback con instituciones culturales.</text:span></text:span><text:span text:style-name="Strong"><text:span text:style-name="T95"><text:line-break/></text:span></text:span><text:span text:style-name="Strong"><text:span text:style-name="T101">Desarrollar modulo de asistencia para encuesta territorial.</text:span></text:span><text:span text:style-name="Strong"><text:span text:style-name="T95"><text:line-break/></text:span></text:span><text:span text:style-name="Strong"><text:span text:style-name="T101">Mapear / Escanear</text:span></text:span><text:span text:style-name="Strong"><text:span text:style-name="T97">.<text:line-break/></text:span></text:span><text:span text:style-name="Strong"><text:span text:style-name="T101">Publicar el resultado.<text:line-break/></text:span></text:span><text:span text:style-name="Strong"><text:span text:style-name="T95"><text:line-break/></text:span></text:span><text:span text:style-name="Strong"><text:span text:style-name="T80"><text:line-break/></text:span></text:span></text:p>
        </text:list-item>
        <text:list-item>
          <text:p text:style-name="P36"><text:span text:style-name="Strong"><text:span text:style-name="T5">Resultados:</text:span></text:span><text:span text:style-name="apple-converted-space"><text:span text:style-name="T5"> </text:span></text:span><text:span text:style-name="T5">Que logros relacionados con los objetivos pueden garantizarse a corto, medio y largo plazo<text:line-break/></text:span><text:span text:style-name="Strong"><text:span text:style-name="T72">Que se reestructure la dirección de cultura dentro del organigrama municipal<text:line-break/><text:line-break/></text:span></text:span><text:span text:style-name="Strong"><text:span text:style-name="T10">Los resultados de un proyecto son los logros y realizaciones alcanzados gracias a la ejecución del proyecto. </text:span></text:span></text:p>
          <text:p text:style-name="P63">Un proyecto habrá tenido <text:span text:style-name="T121">éxito </text:span>en la medida en que los resultados se hayan aproximado a los objetivos iniciales. Tanto los resultados como los objetivos pueden dividirse o clasificarse tanto de manera cuantitativa como cualitativa, así como a corto, medio o largo plazo. En principio, cuando redactes un proyecto puedes trazar unos objetivos y garantizar la realización de unas actividades, pero desconocerás que resultados vas a alcanzar realmente con tu proyecto. A pesar de todo, conviene que hagas una mención a los resultados que esperas conseguir con cierta probabilidad. Los resultados concretan los objetivos, estableciendo cuanto, cuando y donde se realizaran estos. Procura ser preciso en tu proyecto; aunque parezca que los objetivos y resultados de tu proyecto son humildes, no trates de corregirlo con grandes frases, vaguedades o promesas irrealizables.</text:p>
          <text:p text:style-name="P64"><text:span text:style-name="Strong"><text:span text:style-name="T5">Los resultados de tu proyecto tienen que cumplir algunos requisitos:</text:span></text:span></text:p>
          <text:list>
            <text:list-item>
              <text:p text:style-name="P38"><text:span text:style-name="T5">Que su realización pueda comprobarse,</text:span><text:span text:style-name="apple-converted-space"><text:span text:style-name="T5"> </text:span></text:span></text:p>
            </text:list-item>
            <text:list-item>
              <text:p text:style-name="P54">Que estén ordenados según una secuencia temporal lógica,</text:p>
            </text:list-item>
            <text:list-item>
              <text:p text:style-name="P54">Que su realización sea esencial para conseguir el objetivo propuesto,</text:p>
            </text:list-item>
            <text:list-item>
              <text:p text:style-name="P54">Que sean realizables con los recursos disponibles. </text:p>
            </text:list-item>
            <text:list-item>
              <text:p text:style-name="P54">Otra cuestión importante es la divulgación de los resultados. Esta divulgación dará prestigio a tu organización y permitirá que otras personas puedan realizar proyectos similares, los cuales facilitaran el cumplimiento de los objetivos y finalidades trazados en tu proyecto.</text:p>
            </text:list-item>
          </text:list>
          <text:p text:style-name="P65"><text:span text:style-name="Strong"><text:span text:style-name="T5">La divulgación se puede realizar de las siguientes formas:</text:span></text:span></text:p>
          <text:p text:style-name="P54">Informando de los resultados alcanzados a la organización o personas que puedan estar interesadas en conocer los resultados del proyecto.</text:p>
          <text:p text:style-name="P54">Publicando documentos informativos en prensa general o especializada.</text:p>
          <text:p text:style-name="P36"><text:span text:style-name="Strong"><text:span text:style-name="T17">Creando una página web informativa, lo cual es frecuente en los proyectos de cierta envergadura.</text:span></text:span><text:span text:style-name="Strong"><text:span text:style-name="T72"><text:line-break/></text:span></text:span></text:p>
        </text:list-item>
        <text:list-item>
          <text:p text:style-name="P37"><text:span text:style-name="Strong"><text:span text:style-name="T5">Destinatarios directos e indirectos:</text:span></text:span><text:span text:style-name="apple-converted-space"><text:span text:style-name="T5"> </text:span></text:span><text:span text:style-name="T5">A quien va dirigido el proyecto<text:line-break/></text:span><text:span text:style-name="Strong"><text:span text:style-name="T72">Trabajadores de la cultura local<text:line-break/>Dirección de cultura municipal</text:span></text:span></text:p>
        </text:list-item>
        <text:list-item>
          <text:p text:style-name="P39"><text:span text:style-name="Strong"><text:span text:style-name="T5">Productos:</text:span></text:span><text:span text:style-name="apple-converted-space"><text:span text:style-name="T5"> </text:span></text:span><text:span text:style-name="T5">Que instrumentos y materiales deben adquirirse o producirse para conseguir los objetivos del proyecto</text:span></text:p>
        </text:list-item>
        <text:list-item>
          <text:p text:style-name="P39"><text:span text:style-name="Strong"><text:span text:style-name="T5">Localización:</text:span></text:span><text:span text:style-name="apple-converted-space"><text:span text:style-name="T5"> </text:span></text:span><text:span text:style-name="T5">Lugar en donde se va a realizar el proyecto, regiones a las que a afectar, etc.</text:span></text:p>
        </text:list-item>
        <text:list-item>
          <text:p text:style-name="P39"><text:span text:style-name="Strong"><text:span text:style-name="T5">Actividades, tareas y metodología:</text:span></text:span><text:span text:style-name="apple-converted-space"><text:span text:style-name="T5"> </text:span></text:span><text:span text:style-name="T5">Que tipo de acciones formaran parte del proyecto y como se realizarán</text:span></text:p>
        </text:list-item>
        <text:list-item>
          <text:p text:style-name="P39"><text:span text:style-name="Strong"><text:span text:style-name="T5">Calendario:</text:span></text:span><text:span text:style-name="apple-converted-space"><text:span text:style-name="T5"> </text:span></text:span><text:span text:style-name="T5">En cuanto tiempo se realizaran las actividades y se lograran los resultados previstos.</text:span></text:p>
        </text:list-item>
        <text:list-item>
          <text:p text:style-name="P39"><text:span text:style-name="Strong"><text:span text:style-name="T5">Recursos:</text:span></text:span><text:span text:style-name="apple-converted-space"><text:span text:style-name="T5"> </text:span></text:span><text:span text:style-name="T5">Que recursos humanos y financieros se necesitan para realizar las actividades y lograr el objetivo propuesto y cómo van a conseguirse</text:span></text:p>
        </text:list-item>
        <text:list-item>
          <text:p text:style-name="P39"><text:span text:style-name="Strong"><text:span text:style-name="T5">Presupuesto:</text:span></text:span><text:span text:style-name="apple-converted-space"><text:span text:style-name="T5"> </text:span></text:span><text:span text:style-name="T5">Que gastos van a realizarse y, si acaso, que ingresos pueden obtenerse con la realización del proyecto.</text:span></text:p>
        </text:list-item>
        <text:list-item>
          <text:p text:style-name="P39"><text:span text:style-name="Strong"><text:span text:style-name="T5">Responsables y estructura administrativa:</text:span></text:span><text:span text:style-name="apple-converted-space"><text:span text:style-name="T5"> </text:span></text:span><text:span text:style-name="T5">Quien ejecutara el proyecto.( No necesario depende el proyecto a realizar)</text:span></text:p>
        </text:list-item>
        <text:list-item>
          <text:p text:style-name="P39"><text:span text:style-name="Strong"><text:span text:style-name="T5">Evaluación:</text:span></text:span><text:span text:style-name="apple-converted-space"><text:span text:style-name="T5"> </text:span></text:span><text:span text:style-name="T5">Que métodos e indicadores se van a utilizar para garantizar en el futuro la correcta realización de las actividades previstas.</text:span></text:p>
        </text:list-item>
      </text:list>
      <text:p text:style-name="P17"><text:span text:style-name="Strong"><text:span text:style-name="T19">PARTES DE UN PROYECTO</text:span></text:span></text:p>
      <text:list xml:id="list293564986" text:style-name="WWNum7">
        <text:list-item>
          <text:p text:style-name="P40"><text:span text:style-name="Strong"><text:span text:style-name="T11">Nombre o Titulo</text:span></text:span></text:p>
        </text:list-item>
      </text:list>
      <text:p text:style-name="P25">Evidentemente tu proyecto debe tener un nombre. Haz un esfuerzo para que el nombre resulte sencillo. Al poner título a un proyecto existe una tendencia muy normal a hacer títulos muy largos y complicados.</text:p>
      <text:p text:style-name="P16"><text:span text:style-name="T5">Cuando te dirijas a un público general, es preferible perder algo de rigor y denominar a tu proyecto de la manera lo más simple posible, o bien utilizar algún lema o juego de palabras.</text:span><text:span text:style-name="apple-converted-space"><text:span text:style-name="T5"> </text:span></text:span></text:p>
      <text:list xml:id="list64633475401571" text:continue-numbering="true" text:style-name="WWNum7">
        <text:list-item>
          <text:p text:style-name="P40"><text:span text:style-name="Strong"><text:span text:style-name="T11">Descripción del proyecto</text:span></text:span></text:p>
        </text:list-item>
      </text:list>
      <text:p text:style-name="P25">Lógicamente, la denominación solo sirve para identificar rápidamente el proyecto, pero es insuficiente para tener una idea completa acerca de que trata. Tu proyecto debe empezar realizando una descripción amplia del proyecto, definiendo la idea central de lo que pretendes hacer. En algunos casos, esta descripción hay que hacerla contextualizando el proyecto dentro del programa del que forma parte. Tampoco conviene que hagas una descripción excesivamente extensa, ya que a lo largo del proyecto iras ofreciendo información complementaria. Basta con que la persona que desea conocer el proyecto pueda tener, de entrada, una idea exacta acerca de lo fundamental del mismo.</text:p>
      <text:list xml:id="list64634956661718" text:continue-numbering="true" text:style-name="WWNum7">
        <text:list-item>
          <text:p text:style-name="P40"><text:span text:style-name="Strong"><text:span text:style-name="T11">Fundamentación o Justificación </text:span></text:span></text:p>
        </text:list-item>
      </text:list>
      <text:p text:style-name="P16"><text:span text:style-name="T5">En esta parte tienes que explicar las razones que justifican la realización del proyecto. Para que la fundamentación sea completa y correcta, tienes que tratar dos cuestiones:</text:span><text:span text:style-name="apple-converted-space"><text:span text:style-name="T5"> </text:span></text:span></text:p>
      <text:list xml:id="list1930257980" text:style-name="WWNum1">
        <text:list-item>
          <text:p text:style-name="P51"><text:span text:style-name="T2">Tienes que explicar la importancia y la urgencia del problema a solucionar</text:span><text:span text:style-name="T1">. Los problemas que puedan dar lugar a un proyecto pueden ser muy variados: Hay una necesidad y no existe un servicio para satisfacerla, el servicio existente es insuficiente, se quiere mejorar la calidad de la prestación, etc. Aparte de mencionar la existencia del problema, también tienes que referirte a su importancia y prioridad. No solo hay que considerar razones técnicas, sino también las razones políticas. Cuando expongas este tipo de razones políticas, puedes hacer referencia a tus convicciones personales, pero también a planes existentes y programas ya aprobados que también resalten esas razones políticas que justifican tu proyecto. Asimismo, es bueno que indiques los efectos de la no intervención.</text:span></text:p>
        </text:list-item>
        <text:list-item>
          <text:p text:style-name="P51"><text:span text:style-name="T2">Tienes que justificar que tu proyecto es la solución más adecuada para resolver el problema.</text:span><text:span text:style-name="T1"> A menudo, estos dos aspectos, complementarios pero distintos, suelen confundirse. Muchas veces se da por hecho que el problema a resolver es muy importante, sin explicar esa importancia. Otra veces se aportan datos acerca del problema que se pretende resolver con el proyecto, pero no se justifica que el proyecto es lo mejor que se puede hacer en esa situación.</text:span></text:p>
        </text:list-item>
      </text:list>
      <text:p text:style-name="P10"/>
      <text:list xml:id="list64633739582615" text:continue-list="list64634956661718" text:style-name="WWNum7">
        <text:list-item>
          <text:p text:style-name="P41"><text:span text:style-name="Strong"><text:span text:style-name="T11">Finalidad del proyecto</text:span></text:span></text:p>
        </text:list-item>
      </text:list>
      <text:p text:style-name="P5">Hay que distinguir entre lo que es la finalidad del proyecto y lo que es el objetivo u objetivos del proyecto. </text:p>
      <text:list xml:id="list4179000206" text:style-name="WWNum8">
        <text:list-item>
          <text:p text:style-name="P52"><text:span text:style-name="T2">La finalidad de un proyecto es más bien una aspiración a solucionar un problema bastante general</text:span><text:span text:style-name="T1">. </text:span></text:p>
        </text:list-item>
        <text:list-item>
          <text:p text:style-name="P52"><text:span text:style-name="T2">El objetivo fija unos resultados perfectamente alcanzables mediante la realización del proyecto</text:span><text:span text:style-name="T1">. </text:span></text:p>
        </text:list-item>
      </text:list>
      <text:p text:style-name="P28">No siempre es necesario explicar finalidades últimas. Son más importantes los objetivos. Existe a veces la tendencia a exagerar la finalidad de un proyecto, o bien a expresarla en términos vagos y abstractos. Sin embargo, muchas veces los proyectos son tan pequeños y concretos que no es necesario formular este tipo de fines. Solo cuando se trata de proyectos que se insertan dentro de programas o planes más amplios y tendentes a lograr el desarrollo de algunas áreas o sectores generales, conviene aclarar cuáles son esos fines últimos que justifican la existencia del proyecto.</text:p>
      <text:list xml:id="list64633476623326" text:continue-list="list64633739582615" text:style-name="WWNum7">
        <text:list-item>
          <text:p text:style-name="P40"><text:span text:style-name="Strong"><text:span text:style-name="T11">Objetivos del proyecto</text:span></text:span></text:p>
        </text:list-item>
      </text:list>
      <text:p text:style-name="P5">Un proyecto sin objetivos no es un proyecto; podrá ser un estudio, un trabajo u otra cosa, pero no un proyecto. Es importante que te esfuerces en definir bien los objetivos de manera precisa.</text:p>
      <text:list xml:id="list64633402496414" text:continue-numbering="true" text:style-name="WWNum7">
        <text:list-item>
          <text:p text:style-name="P40"><text:span text:style-name="Strong"><text:span text:style-name="T11">Resultados</text:span></text:span><text:span text:style-name="apple-converted-space"><text:span text:style-name="T5"> </text:span></text:span></text:p>
        </text:list-item>
      </text:list>
      <text:p text:style-name="P6">Los resultados de un proyecto son los logros y realizaciones alcanzados gracias a la ejecución del proyecto. </text:p>
      <text:p text:style-name="P5">Un proyecto habrá tenido en la medida en que los resultados se hayan aproximado a los objetivos iniciales. Tanto los resultados como los objetivos pueden dividirse o clasificarse tanto de manera cuantitativa como cualitativa, así como a corto, medio o largo plazo. En principio, cuando redactes un proyecto puedes trazar unos objetivos y garantizar la realización de unas actividades, pero desconocerás que resultados vas a alcanzar realmente con tu proyecto. A pesar de todo, conviene que hagas una mención a los resultados que esperas conseguir con cierta probabilidad. Los resultados concretan los objetivos, estableciendo cuanto, cuando y donde se realizaran estos. Procura ser preciso en tu proyecto; aunque parezca que los objetivos y resultados de tu proyecto son humildes, no trates de corregirlo con grandes frases, vaguedades o promesas irrealizables.</text:p>
      <text:p text:style-name="P4"><text:span text:style-name="Strong"><text:span text:style-name="T5">Los resultados de tu proyecto tienen que cumplir algunos requisitos:</text:span></text:span></text:p>
      <text:list xml:id="list64634503912987" text:continue-list="list4179000206" text:style-name="WWNum8">
        <text:list-item>
          <text:list>
            <text:list-item>
              <text:p text:style-name="P42"><text:span text:style-name="T5">Que su realización pueda comprobarse,</text:span><text:span text:style-name="apple-converted-space"><text:span text:style-name="T5"> </text:span></text:span></text:p>
            </text:list-item>
            <text:list-item>
              <text:p text:style-name="P55">Que estén ordenados según una secuencia temporal lógica,</text:p>
            </text:list-item>
            <text:list-item>
              <text:p text:style-name="P55">Que su realización sea esencial para conseguir el objetivo propuesto,</text:p>
            </text:list-item>
            <text:list-item>
              <text:p text:style-name="P55">Que sean realizables con los recursos disponibles. </text:p>
            </text:list-item>
            <text:list-item>
              <text:p text:style-name="P55">Otra cuestión importante es la divulgación de los resultados. Esta divulgación dará prestigio a tu organización y permitirá que otras personas puedan realizar proyectos similares, los cuales facilitaran el cumplimiento de los objetivos y finalidades trazados en tu proyecto.</text:p>
            </text:list-item>
          </text:list>
        </text:list-item>
      </text:list>
      <text:p text:style-name="P27"><text:span text:style-name="Strong"><text:span text:style-name="T5">La divulgación se puede realizar de las siguientes formas:</text:span></text:span></text:p>
      <text:list xml:id="list2803934079" text:style-name="WWNum10">
        <text:list-item>
          <text:p text:style-name="P56">Informando de los resultados alcanzados a la organización o personas que puedan estar interesadas en conocer los resultados del proyecto.</text:p>
        </text:list-item>
        <text:list-item>
          <text:p text:style-name="P56">Publicando documentos informativos en prensa general o especializada.</text:p>
        </text:list-item>
        <text:list-item>
          <text:p text:style-name="P56">Creando una página web informativa, lo cual es frecuente en los proyectos de cierta envergadura.</text:p>
        </text:list-item>
      </text:list>
      <text:p text:style-name="P14"/>
      <text:list xml:id="list64633109189716" text:continue-list="list64633402496414" text:style-name="WWNum7">
        <text:list-item>
          <text:p text:style-name="P40"><text:span text:style-name="Strong"><text:span text:style-name="T11">Destinatarios: </text:span></text:span><text:span text:style-name="T5">Se trata de identificar a los destinatarios inmediatos y a los destinatarios finales o indirectos. Generalmente, se trata de dos tipos de destinatarios bastantes diferenciados.</text:span><text:span text:style-name="apple-converted-space"><text:span text:style-name="T5"> </text:span></text:span></text:p>
        </text:list-item>
      </text:list>
      <text:p text:style-name="P3">Cuando te refieras a los destinatarios finales, evita el uso de términos generales y vagos tales como " Campesinos pobres", etc. empléalos únicamente si quieres darle a tu proyecto un perfil político. En otro caso, diseña tu proyecto identificando con precisión a los destinatarios. Para ello, puedes utilizar:</text:p>
      <text:list xml:id="list2058019574" text:style-name="WWNum11">
        <text:list-item>
          <text:p text:style-name="P57">Datos demográficos de tipo estadístico</text:p>
        </text:list-item>
        <text:list-item>
          <text:p text:style-name="P43"><text:span text:style-name="T5">Indicadores socioeconómicos</text:span><text:span text:style-name="apple-converted-space"><text:span text:style-name="T5"> </text:span></text:span></text:p>
        </text:list-item>
      </text:list>
      <text:list xml:id="list64633686707628" text:continue-list="list64633109189716" text:style-name="WWNum7">
        <text:list-item>
          <text:p text:style-name="P40"><text:span text:style-name="Strong"><text:span text:style-name="T11">Producto</text:span></text:span><text:span text:style-name="apple-converted-space"><text:span text:style-name="T5"> </text:span></text:span></text:p>
        </text:list-item>
      </text:list>
      <text:p text:style-name="P4"><text:span text:style-name="T5">Los productos son los materiales y las herramientas que debes confeccionar para poder ejecutar tu proyecto. Son, por lo tanto, medios para conseguir los fines y los objetivos. Es normal que te cueste distinguir entre los resultados y los productos.</text:span><text:span text:style-name="apple-converted-space"><text:span text:style-name="T5"> </text:span></text:span></text:p>
      <text:p text:style-name="P7"><text:span text:style-name="T1">La diferencia está en que la </text:span><text:span text:style-name="T2">obtención de los productos no depende de factores externos</text:span><text:span text:style-name="T1">. </text:span><text:span text:style-name="T2">La obtención de los productos depende de cómo gestiones el proyecto, de tu competencia y eficacia.</text:span></text:p>
      <text:list xml:id="list64634870425577" text:continue-numbering="true" text:style-name="WWNum7">
        <text:list-item>
          <text:p text:style-name="P40"><text:span text:style-name="Strong"><text:span text:style-name="T11">Localización</text:span></text:span><text:span text:style-name="apple-converted-space"><text:span text:style-name="T5">:</text:span></text:span><text:span text:style-name="T5"> La localización de un proyecto es el lugar en donde se realizara. Por otra parte, tu proyecto también debe señalar cuál es su cobertura espacial, es decir, debes indicar la zona que cubrirá el proyecto, los lugares próximos al lugar de ejecución del proyecto que también se beneficiaran del mismo. Por tanto, es necesario que expliques:</text:span></text:p>
        </text:list-item>
      </text:list>
      <text:list xml:id="list3783302123" text:style-name="WWNum2">
        <text:list-item>
          <text:p text:style-name="P58">La zona a la que va a afectar el proyecto.</text:p>
        </text:list-item>
        <text:list-item>
          <text:p text:style-name="P58">La sede o local desde el que vas a realizar el proyecto.</text:p>
        </text:list-item>
      </text:list>
      <text:p text:style-name="P12"><text:span text:style-name="apple-converted-space"><text:span text:style-name="T4"/></text:span></text:p>
      <text:list xml:id="list64634802891518" text:continue-list="list64634870425577" text:style-name="WWNum7">
        <text:list-item>
          <text:p text:style-name="P40"><text:span text:style-name="Strong"><text:span text:style-name="T11">Actividades, tareas y metodología:</text:span></text:span><text:span text:style-name="apple-converted-space"><text:span text:style-name="T5"> </text:span></text:span></text:p>
        </text:list-item>
      </text:list>
      <text:p text:style-name="P4"><text:span text:style-name="T7">La ejecución de cualquier proyecto consiste en realizar un conjunto de actividades y tareas, con objeto de obtener los productos del proyecto y alcanzar buenos resultados que cumplan los objetivos marcados. </text:span><text:span text:style-name="T5">Intenta que las actividades y tareas se sucedan en un orden lógico e indica de manera concreta y precisa cuales son las actividades que hay que ejecutar, así como las diferentes tareas en que se dividen las actividades. Las actividades y tareas son la parte del proyecto que te exigirá más concreción.</text:span><text:span text:style-name="apple-converted-space"><text:span text:style-name="T5"> </text:span></text:span></text:p>
      <text:list xml:id="list2592905367" text:style-name="WWNum3">
        <text:list-item>
          <text:p text:style-name="P44"><text:span text:style-name="T5">Especifica las actividades y tareas a realizar.</text:span><text:span text:style-name="apple-converted-space"><text:span text:style-name="T5"> </text:span></text:span></text:p>
        </text:list-item>
        <text:list-item>
          <text:p text:style-name="P44"><text:span text:style-name="T5">Señala una fecha de inicio y de terminación de cada actividad.</text:span><text:span text:style-name="apple-converted-space"><text:span text:style-name="T5"> </text:span></text:span></text:p>
        </text:list-item>
        <text:list-item>
          <text:p text:style-name="P44"><text:span text:style-name="T5">Señala la cantidad y calidad de los recursos necesarios (recursos humanos, servicios, equipo, dinero, bienes, etc.) para cada actividad y tarea</text:span><text:span text:style-name="apple-converted-space"><text:span text:style-name="T5"> </text:span></text:span></text:p>
        </text:list-item>
        <text:list-item>
          <text:p text:style-name="P59">Indica los métodos y técnicas que se utilizaran para realizar las diferentes actividades. </text:p>
        </text:list-item>
      </text:list>
      <text:p text:style-name="P15"/>
      <text:list xml:id="list64634303301057" text:continue-list="list64634802891518" text:style-name="WWNum7">
        <text:list-item>
          <text:p text:style-name="P40"><text:span text:style-name="Strong"><text:span text:style-name="T11">Calendario</text:span></text:span><text:span text:style-name="apple-converted-space"><text:span text:style-name="T5"> </text:span></text:span></text:p>
        </text:list-item>
      </text:list>
      <text:p text:style-name="P4"><text:span text:style-name="T5">Otro de los aspectos esenciales en la elaboración de un proyecto es la determinación de la duración de cada una de las actividades. Elaborar un calendario permitirá a quien juzgue tu proyecto establecer si existe una distribución uniforme del trabajo, si los plazos son realistas, si los límites de tiempo asignados a cada actividad (máximo y mínimo) son proporcionados entre sí. Para realizar un cronograma solamente se requiere:</text:span><text:span text:style-name="apple-converted-space"><text:span text:style-name="T5"> </text:span></text:span></text:p>
      <text:list xml:id="list99785228" text:style-name="WWNum4">
        <text:list-item>
          <text:p text:style-name="P45"><text:span text:style-name="T5">Ordenar las actividades </text:span><text:span text:style-name="T7">cronológicamente,</text:span><text:span text:style-name="T5"> determinando aquellas que se pueden realizar simultáneamente.</text:span><text:span text:style-name="apple-converted-space"><text:span text:style-name="T5"> </text:span></text:span></text:p>
        </text:list-item>
        <text:list-item>
          <text:p text:style-name="P45"><text:span text:style-name="T5">Estimar la duración de cada actividad.</text:span><text:span text:style-name="apple-converted-space"><text:span text:style-name="T5"> </text:span></text:span></text:p>
        </text:list-item>
        <text:list-item>
          <text:p text:style-name="P60">Determinar en qué fecha va a comenzar cada actividad y en qué fecha se va a concluir. </text:p>
        </text:list-item>
        <text:list-item>
          <text:p text:style-name="P60">Hay que contemplar la posibilidad de que se produzcan retrasos o se den situaciones imprevistas. </text:p>
        </text:list-item>
        <text:list-item>
          <text:p text:style-name="P45"><text:span text:style-name="T5">Por último, queremos indicar que el calendario definitivo del proyecto debes elaborarlo una vez realizado el calendario financiero que explicamos en el punto siguiente. Es importante tener en cuenta que para la realización de cada actividad vas a necesitar dinero.</text:span><text:span text:style-name="apple-converted-space"><text:span text:style-name="T5"> </text:span></text:span></text:p>
        </text:list-item>
      </text:list>
      <text:p text:style-name="P13"><text:span text:style-name="Strong"><text:span text:style-name="T4"/></text:span></text:p>
      <text:list xml:id="list64633096101604" text:continue-list="list64634303301057" text:style-name="WWNum7">
        <text:list-item>
          <text:p text:style-name="P40"><text:span text:style-name="Strong"><text:span text:style-name="T11">Recursos ( Materiales y Técnicos, Humanos y Financieros)</text:span></text:span><text:span text:style-name="apple-converted-space"><text:span text:style-name="T5"> </text:span></text:span></text:p>
        </text:list-item>
      </text:list>
      <text:p text:style-name="P16"><text:span text:style-name="T5">Todo proyecto requiere para su realización una serie de recursos (bienes, medios, servicios, etc.) para realizar las actividades, obtener los productos y lograr el objetivo inmediato. Cuando elabores tu proyecto es conveniente que distingas tres tipos de recursos: Materiales y Técnicos, Humanos y Financieros.</text:span><text:span text:style-name="apple-converted-space"><text:span text:style-name="T5"> </text:span></text:span></text:p>
      <text:list xml:id="list1721762691" text:style-name="WWNum12">
        <text:list-item>
          <text:p text:style-name="P46"><text:span text:style-name="T12">Recursos Materiales y Técnicos</text:span><text:span text:style-name="T11">:</text:span><text:span text:style-name="apple-converted-space"><text:span text:style-name="T5"> </text:span></text:span><text:span text:style-name="T5">Tu proyecto debe especificar las herramientas, equipos, instrumentos, infraestructura física y tecnologías que necesitas para llevar a cabo el proyecto.</text:span><text:span text:style-name="apple-converted-space"><text:span text:style-name="T5"> </text:span></text:span></text:p>
        </text:list-item>
        <text:list-item>
          <text:p text:style-name="P46"><text:span text:style-name="T12">Recursos Humanos</text:span><text:span text:style-name="T11">:</text:span><text:span text:style-name="apple-converted-space"><text:span text:style-name="T5"> </text:span></text:span><text:span text:style-name="T5">Para ejecutar algunos proyectos, hay que disponer de personas adecuadas y capacitadas para realizar las tareas previstas. Por consiguiente, deberás hacer constar en tu proyecto la cantidad de personal, las cualificaciones requeridas y las funciones a realizar, indicando quien es responsable de que y como está distribuido el trabajo. En ocasiones, incluso, puede ser necesario formar a los recursos humanos para que el proyecto pueda llevarse a cabo. En estos casos hay que establecer que formación ha de tener el personal que necesita. Cada vez es más frecuente la formación de recursos humanos para los proyectos de voluntariado y los proyectos de realización de actividades socio-culturales. Aunque la formación de voluntarios sea importante, es más importante su buena disposición y sus ganas de trabajar. En los proyectos de investigación, los de carácter académicos o de los de carácter laboral es más frecuente contar con personas ya formadas.</text:span></text:p>
        </text:list-item>
      </text:list>
      <text:p text:style-name="P9"><text:span text:style-name="apple-converted-space"><text:span text:style-name="T4"/></text:span></text:p>
      <text:list xml:id="list64633407202065" text:continue-numbering="true" text:style-name="WWNum12">
        <text:list-item>
          <text:p text:style-name="P46"><text:span text:style-name="Strong"><text:span text:style-name="T11">Recursos Financieros:</text:span></text:span><text:span text:style-name="apple-converted-space"><text:span text:style-name="T5"> </text:span></text:span><text:span text:style-name="T5">Un proyecto en el que no hay recursos financieros no es mucho más que una declaración de buenos propósitos. Por consiguiente, debes realizar una estimación de los fondos que puedes obtener, con indicación de las diferentes fuentes con las que podrás contar: </text:span><text:span text:style-name="T7">subvenciones, aportaciones de socios o colaboradores, créditos o prestamos, presupuestos ordinario de tu organización, pago del servicio por los usuarios, etc.</text:span><text:span text:style-name="T5"> </text:span></text:p>
        </text:list-item>
      </text:list>
      <text:p text:style-name="P11"/>
      <text:p text:style-name="P8"><text:span text:style-name="T5">Los recursos financieros sirven para pagar los otros recursos: Humanos, materiales y técnicos. Con ello, quedara establecida la estructura financiera del proyecto (quien o que financia que). Pero ello no basta; además, tienes que elaborar un calendario financiero. No solo hay que proveer los gastos, sino también el momento en que van a producirse. No solo debes tener ingresos para pagar tus gastos o bien, de nos ser así, al menos debes prever ese desfase y pensar en manera de afrontarlo ( con tu propio dinero, solicitando aplazamiento a los acreedores a los que debes pagar, etc.). Normalmente, la elaboración de un proyecto conlleva unos pequeños gastos iniciales que, a menudo, deben pagarse confiando en recibir más tarde algunos ingresos.</text:span><text:span text:style-name="apple-converted-space"><text:span text:style-name="T5"> </text:span></text:span></text:p>
      <text:p text:style-name="P9"><text:span text:style-name="apple-converted-space"><text:span text:style-name="T4"/></text:span></text:p>
      <text:list xml:id="list64633266644484" text:continue-list="list64633096101604" text:style-name="WWNum7">
        <text:list-item>
          <text:p text:style-name="P40"><text:span text:style-name="Strong"><text:span text:style-name="T11">Presupuesto</text:span></text:span><text:span text:style-name="apple-converted-space"><text:span text:style-name="T5">:</text:span></text:span></text:p>
        </text:list-item>
      </text:list>
      <text:p text:style-name="P8"><text:span text:style-name="T5">Acabamos de hablar de la necesidad de que tu proyecto especifique los recursos financieros en los que vas a contar, así como las fechas de los ingresos y los gastos del proyecto. Esta idea es coincidente con el concepto de presupuesto.</text:span><text:span text:style-name="apple-converted-space"><text:span text:style-name="T5"> </text:span></text:span></text:p>
      <text:p text:style-name="P8"><text:span text:style-name="T5">El presupuesto es la relación de gastos e ingresos de tu proyecto. Aunque te parezca una repetición, te aconsejamos que incluyas un apartado sobre recursos financieros y otro sobre el presupuesto. Por un lado puedes hacer una mención genérica a los recursos financieros y un calendario financiero aproximado. En otro apartado, es aconsejable que hagas un presupuesto que especifique mas en que se va a gastar el dinero y en el que figuren cifras e importes concretos. De esta manera, quien solo quiera tener una idea aproximada del proyecto, simplemente leerá el apartado de los recursos financieros, sin entrar a examinar el presupuesto, que resulta un poco complicado por la abundancia de cifras y partidas. El presupuesto recoge los gastos y , si los hay, los ingresos que vayas a obtener por la realización de tu proyecto. Normalmente, solo podrás hacer una previsión de los ingresos. Los gastos, sin embargo, deben ser exactos y estar suficientemente desglosados o individualizados; el presupuesto debe especificar claramente cada una de las partidas, enunciando los gastos de personal, material, equipo, gastos de funcionamiento, etc., todo ello expresado en la moneda nacional del país. Para hacer un presupuesto, conviene que conozcas la diferencia entre un gasto y una inversión. En ambos casos se asume una obligación económica a cambio de un producto o servicio. Sin embargo, en el caso de las inversiones, el bien adquirido permanece en tu patrimonio o en el de tu organización durante más de un ejercicio económico, de manera que la obligación económica que hayas contraído puedes " repartirla " entre varios ejercicios económicos. En consecuencia, si tu organización tiene ánimo de lucro no conviene que tengas gastos superiores a tus ingresos, pero si es razonable que, ocasionalmente, tus ingresos no cubran la suma de los gastos y las inversiones, ya que en las inversiones de hoy se compensaran con ingresos futuros. Por ejemplo, el pago del alquiler de un local es un gasto, ya que estas adquiriendo un derecho que se agota al final del año. Sin embargo, si tu organización adquiere un local, estamos ante una inversión, porque la propiedad del local se prolonga más allá del ejercicio económico. Y no hay motivo para preocuparse si, por haber comprado el local, tu organización ha tenido más pagos que cobros, ya que el coste de adquisición del local se ira compensando con ingresos de años futuros. Como ves, los gatos y las inversiones tienen una naturaleza muy distinta. Por eso es bueno que en tu presupuesto especifiques que es gasto y que es inversión. La estructura del presupuesto y en función de las actividades y del tipo de gastos e ingresos que se vayan a generar. Entre los conceptos o líneas presupuestarias más comunes, destacan:</text:span><text:span text:style-name="apple-converted-space"><text:span text:style-name="T5"> </text:span></text:span></text:p>
      <text:p text:style-name="P2"><text:span text:style-name="Strong"><text:span text:style-name="T4"/></text:span></text:p>
      <text:p text:style-name="P1"><text:span text:style-name="Strong"><text:span text:style-name="T11">Gastos e Inversiones</text:span></text:span><text:span text:style-name="apple-converted-space"><text:span text:style-name="T5"> </text:span></text:span></text:p>
      <text:list xml:id="list3862216969" text:style-name="WWNum14">
        <text:list-item>
          <text:p text:style-name="P47"><text:span text:style-name="T7">Gastos de personal</text:span><text:span text:style-name="T5">: Especifica los distintos niveles retributivos de cada categoría laboral (personal técnico, auxiliares administrativos, etc.).</text:span><text:span text:style-name="apple-converted-space"><text:span text:style-name="T5"> </text:span></text:span></text:p>
        </text:list-item>
        <text:list-item>
          <text:p text:style-name="P47"><text:span text:style-name="T7">Gastos de viaje:</text:span><text:span text:style-name="T5"> Incluye los gastos de los billetes de transporte y las dietas: alojamiento, alimentación y otros gastos necesarios para realizar actividades fuera del lugar habitual de residencia.</text:span><text:span text:style-name="apple-converted-space"><text:span text:style-name="T5"> </text:span></text:span></text:p>
        </text:list-item>
        <text:list-item>
          <text:p text:style-name="P53"><text:span text:style-name="T2">Gastos generales o de funcionamiento: </text:span><text:span text:style-name="T1">aquí debes recoger alquileres de locales electricidad, agua, gas, gastos de oficina (papelería, teléfono, comunicaciones, etc.), limpieza, seguros, impuestos indirectos,etc.</text:span></text:p>
        </text:list-item>
        <text:list-item>
          <text:p text:style-name="P47"><text:span text:style-name="T7">Gastos de edición, promoción y difusión</text:span><text:span text:style-name="T5">. Incluye el coste de la preparación de folletos, CD Roms, vídeos divulgativos, celebración de conferencia, anuncios, etc.</text:span><text:span text:style-name="apple-converted-space"><text:span text:style-name="T5"> </text:span></text:span></text:p>
        </text:list-item>
        <text:list-item>
          <text:p text:style-name="P53"><text:span text:style-name="T2">Gastos o inversiones en materiales</text:span><text:span text:style-name="T1">: Gastos de adquisición de equipos informáticos, mobiliario, maquinaria, vehículos, inmuebles, libros, etc.</text:span></text:p>
        </text:list-item>
        <text:list-item>
          <text:p text:style-name="P53"><text:span text:style-name="T2">Asistencias técnicas: </text:span><text:span text:style-name="T1">Incluye en esta partida los gastos derivados de la contratación de estudios , servicio de auditoria, de consultoría, jurídicos, etc.</text:span></text:p>
        </text:list-item>
        <text:list-item>
          <text:p text:style-name="P47"><text:span text:style-name="T7">Inversiones en activos inmateriales</text:span><text:span text:style-name="T5">: patentes, gastos en investigación y desarrollo que hayan permitido obtener resultados, concesiones administrativas, etc.</text:span><text:span text:style-name="apple-converted-space"><text:span text:style-name="T5"> </text:span></text:span></text:p>
        </text:list-item>
        <text:list-item>
          <text:p text:style-name="P53"><text:span text:style-name="T2">Inversiones en activos financieros</text:span><text:span text:style-name="T1"> (acciones de otras sociedades, bonos, participaciones en fondos de pensiones, etc.).</text:span></text:p>
        </text:list-item>
        <text:list-item>
          <text:p text:style-name="P53"><text:span text:style-name="T2">Imprevistos:</text:span><text:span text:style-name="T1"> En todo proyecto debes prever una cierta cantidad de dinero para gastos imprevistos. La suma que se suele calcular es el 5% del total de presupuesto de gastos.</text:span></text:p>
        </text:list-item>
      </text:list>
      <text:p text:style-name="P16"><text:span text:style-name="Strong"><text:span text:style-name="T11">Ingresos</text:span></text:span><text:span text:style-name="apple-converted-space"><text:span text:style-name="T5"> </text:span></text:span><text:span text:style-name="T13"><text:line-break/></text:span><text:span text:style-name="T5">La ejecución de algunos proyectos permite obtener ingresos económicos. De hecho, si tu organización tiene ánimo de lucro, los ingresos deberán ser superiores a los gastos. Si esperas conseguir ingresos realizando tu proyecto, deberás mencionarlo cuando lo estés redactando. Los ingresos pueden ser muy variados:</text:span><text:span text:style-name="apple-converted-space"><text:span text:style-name="T5"> </text:span></text:span></text:p>
      <text:list xml:id="list2360133114" text:style-name="WWNum15">
        <text:list-item>
          <text:p text:style-name="P48"><text:span text:style-name="T5">Ingresos por la organización de conciertos, conferencias, seminarios, etc.</text:span><text:span text:style-name="apple-converted-space"><text:span text:style-name="T5"> </text:span></text:span></text:p>
        </text:list-item>
        <text:list-item>
          <text:p text:style-name="P61">Ingresos por la comercialización de productos en tienda o mercadillos.</text:p>
        </text:list-item>
        <text:list-item>
          <text:p text:style-name="P48"><text:span text:style-name="T5">Ingresos por donativos o subvenciones.</text:span><text:span text:style-name="apple-converted-space"><text:span text:style-name="T5"> </text:span></text:span></text:p>
        </text:list-item>
      </text:list>
      <text:p text:style-name="P2"><text:span text:style-name="Strong"><text:span text:style-name="T4"/></text:span></text:p>
      <text:list xml:id="list64633701062097" text:continue-list="list64633266644484" text:style-name="WWNum7">
        <text:list-item>
          <text:p text:style-name="P40"><text:span text:style-name="Strong"><text:span text:style-name="T11">Responsables y estructura administrativa</text:span></text:span><text:span text:style-name="apple-converted-space"><text:span text:style-name="T5"> </text:span></text:span></text:p>
        </text:list-item>
      </text:list>
      <text:p text:style-name="P1"><text:span text:style-name="T5">Otro elemento importante de tu proyecto va a consistir en especificar como vas a organizarte para realizarlo. Con otras palabras, en este apartado debes especificar como vas a repartir el trabajo a las personas encargadas de ejecutar y llevar a cabo las actividades.</text:span><text:span text:style-name="apple-converted-space"><text:span text:style-name="T5"> </text:span></text:span></text:p>
      <text:p text:style-name="P3">Para ello, conviene hacer figurar en el diseño del proyecto las siguientes cuestiones:</text:p>
      <text:p text:style-name="P3">Organigrama, donde aparezcan claramente señaladas las funciones del personal del proyecto, señalando quien es el responsable y de que parte del proyecto.</text:p>
      <text:p text:style-name="P3">Manual de procedimientos, en el que se indica como desempeñar el trabajo y cuáles son las normas y procedimientos de carácter técnico y administrativo que se han de seguir para llevar a cabo las actividades y tareas. La redacción de un manual de procedimientos es aconsejable si perteneces a una organización grande y el manual se va a aprovechar para otros proyectos.</text:p>
      <text:p text:style-name="P2"><text:span text:style-name="Strong"><text:span text:style-name="T4"/></text:span></text:p>
      <text:list xml:id="list64634474126665" text:continue-numbering="true" text:style-name="WWNum7">
        <text:list-item>
          <text:p text:style-name="P40"><text:span text:style-name="Strong"><text:span text:style-name="T11"><text:s/>Evaluación:</text:span></text:span><text:span text:style-name="apple-converted-space"><text:span text:style-name="T5"> </text:span></text:span></text:p>
        </text:list-item>
      </text:list>
      <text:p text:style-name="P1"><text:span text:style-name="T5">Para evaluar cual será el precio de venta de un producto es necesario tener en cuenta lo siguiente: al costo de producto es necesario calcularle el 60% y sumárselo.</text:span><text:span text:style-name="apple-converted-space"><text:span text:style-name="T5"> </text:span></text:span></text:p>
      <text:p text:style-name="P1"><text:span text:style-name="T5">Es decir</text:span><text:span text:style-name="apple-converted-space"><text:span text:style-name="T5"> </text:span></text:span><text:span text:style-name="Strong"><text:span text:style-name="T5">costo del producto + 60</text:span></text:span><text:span text:style-name="apple-converted-space"><text:span text:style-name="T5"> </text:span></text:span><text:span text:style-name="T5">dividido 100</text:span><text:span text:style-name="apple-converted-space"><text:span text:style-name="T5"> </text:span></text:span></text:p>
      <text:p text:style-name="P3">Por ejemplo: Que un producto me cueste $ 10 elaborarlo, al calcularle el 60% el producto se vendería a </text:p>
      <text:p text:style-name="P1"><text:span text:style-name="T5">$ 16</text:span><text:span text:style-name="apple-converted-space"><text:span text:style-name="T5"> </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Helvetica2" svg:font-family="Helvetica"/>
    <style:font-face style:name="Mangal1" svg:font-family="Mangal"/>
    <style:font-face style:name="Helvetica" svg:font-family="Helvetica" style:font-family-generic="swiss"/>
    <style:font-face style:name="Courier New" svg:font-family="'Courier New'" style:font-adornments="Normal" style:font-family-generic="modern" style:font-pitch="fixed"/>
    <style:font-face style:name="Arial Black" svg:font-family="'Arial Black'" style:font-family-generic="roman" style:font-pitch="variable"/>
    <style:font-face style:name="Helvetica1"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Helvetica3" svg:font-family="Helvetica"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Default_20_Paragraph_20_Font" style:display-name="Default Paragraph Font" style:family="text"/>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Helvetica1" fo:font-family="Helvetica" style:font-family-generic="roman" style:font-pitch="variable" fo:font-size="10.5pt" style:font-name-asian="Calibri" style:font-family-asian="Calibri" style:font-family-generic-asian="system" style:font-pitch-asian="variable" style:font-name-complex="Helvetica3" style:font-family-complex="Helvetica"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Helvetica2"/>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4-01T06:46:32.145000000</dc:date>
    <dc:creator>Ismael Ponce</dc:creator>
    <meta:editing-duration>PT16H2M3S</meta:editing-duration>
    <meta:editing-cycles>55</meta:editing-cycles>
    <meta:document-statistic meta:table-count="0" meta:image-count="0" meta:object-count="0" meta:page-count="1" meta:paragraph-count="135" meta:word-count="4766" meta:character-count="31121" meta:non-whitespace-character-count="26464"/>
  </office:meta>
</office:document-meta>
</file>